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Text_20_body">
      <style:text-properties officeooo:rsid="000df89a" officeooo:paragraph-rsid="0022a6d0"/>
    </style:style>
    <style:style style:name="P4" style:family="paragraph" style:parent-style-name="Text_20_body">
      <style:text-properties officeooo:rsid="000df89a" officeooo:paragraph-rsid="0023cbd7"/>
    </style:style>
    <style:style style:name="P5"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6"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7" style:family="paragraph" style:parent-style-name="Standard">
      <style:paragraph-properties fo:text-align="center" style:justify-single-word="false"/>
      <style:text-properties fo:font-size="14pt" officeooo:rsid="000df89a" officeooo:paragraph-rsid="0019eec7" style:font-size-asian="12.25pt" style:font-size-complex="14pt"/>
    </style:style>
    <style:style style:name="P8"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9" style:family="paragraph" style:parent-style-name="Standard">
      <style:paragraph-properties fo:text-align="center" style:justify-single-word="false"/>
      <style:text-properties fo:font-size="14pt" officeooo:rsid="0019eec7" officeooo:paragraph-rsid="0019eec7" style:font-size-asian="12.25pt" style:font-size-complex="14pt"/>
    </style:style>
    <style:style style:name="P10" style:family="paragraph" style:parent-style-name="Standard">
      <style:text-properties style:font-name="Courier" fo:font-size="10pt" style:font-size-asian="10pt" style:font-size-complex="10pt"/>
    </style:style>
    <style:style style:name="P11" style:family="paragraph" style:parent-style-name="Standard">
      <style:text-properties style:font-name="Courier" fo:font-size="10pt" officeooo:rsid="000df89a" officeooo:paragraph-rsid="000df89a" style:font-size-asian="10pt" style:font-size-complex="10pt"/>
    </style:style>
    <style:style style:name="P12" style:family="paragraph" style:parent-style-name="Standard">
      <style:text-properties style:font-name="Courier" fo:font-size="10pt" officeooo:paragraph-rsid="000efc9b" style:font-size-asian="10pt" style:font-size-complex="10pt"/>
    </style:style>
    <style:style style:name="P13" style:family="paragraph" style:parent-style-name="Standard">
      <style:text-properties style:font-name="Courier" fo:font-size="10pt" officeooo:rsid="001a9007" officeooo:paragraph-rsid="001a9007" style:font-size-asian="10pt" style:font-size-complex="10pt"/>
    </style:style>
    <style:style style:name="P14" style:family="paragraph" style:parent-style-name="Text_20_body">
      <style:text-properties style:font-name="Courier" fo:font-size="10pt" officeooo:rsid="001a9007" officeooo:paragraph-rsid="001a9007" style:font-size-asian="10pt" style:font-size-complex="10pt"/>
    </style:style>
    <style:style style:name="P15" style:family="paragraph" style:parent-style-name="Text_20_body">
      <style:text-properties style:font-name="Courier" fo:font-size="10pt" officeooo:paragraph-rsid="0010099c" style:font-size-asian="10pt" style:font-size-complex="10pt"/>
    </style:style>
    <style:style style:name="P16" style:family="paragraph" style:parent-style-name="Standard">
      <style:text-properties style:font-name="Courier" fo:font-size="10pt" officeooo:rsid="001c7c06" officeooo:paragraph-rsid="001c7c06" style:font-size-asian="10pt" style:font-size-complex="10pt"/>
    </style:style>
    <style:style style:name="P17" style:family="paragraph" style:parent-style-name="Standard">
      <style:text-properties style:font-name="Courier" fo:font-size="10pt" officeooo:rsid="001c7c06" officeooo:paragraph-rsid="0023cbd7" style:font-size-asian="10pt" style:font-size-complex="10pt"/>
    </style:style>
    <style:style style:name="P18" style:family="paragraph" style:parent-style-name="Standard">
      <style:text-properties style:font-name="Courier" fo:font-size="10pt" officeooo:rsid="001c7c06" officeooo:paragraph-rsid="00264f29" style:font-size-asian="10pt" style:font-size-complex="10pt"/>
    </style:style>
    <style:style style:name="P19" style:family="paragraph" style:parent-style-name="Standard">
      <style:text-properties style:font-name="Courier" fo:font-size="10pt" officeooo:paragraph-rsid="001a9007" style:font-size-asian="10pt" style:font-size-complex="10pt"/>
    </style:style>
    <style:style style:name="P20" style:family="paragraph" style:parent-style-name="Text_20_body">
      <style:text-properties style:font-name="Courier" fo:font-size="10pt" officeooo:rsid="0019eec7" officeooo:paragraph-rsid="0019eec7" style:font-size-asian="10pt" style:font-size-complex="10pt"/>
    </style:style>
    <style:style style:name="P21" style:family="paragraph" style:parent-style-name="Text_20_body">
      <style:text-properties style:font-name="Courier" fo:font-size="10pt" officeooo:rsid="001ceea7" officeooo:paragraph-rsid="001ceea7" style:font-size-asian="10pt" style:font-size-complex="10pt"/>
    </style:style>
    <style:style style:name="P22" style:family="paragraph" style:parent-style-name="Standard">
      <style:text-properties style:font-name="Courier" fo:font-size="10pt" officeooo:rsid="001d4da0" officeooo:paragraph-rsid="001d4da0" style:font-size-asian="10pt" style:font-size-complex="10pt"/>
    </style:style>
    <style:style style:name="P23" style:family="paragraph" style:parent-style-name="Standard">
      <style:text-properties style:font-name="Courier" fo:font-size="10pt" officeooo:rsid="001f79b8" officeooo:paragraph-rsid="001f79b8" style:font-size-asian="10pt" style:font-size-complex="10pt"/>
    </style:style>
    <style:style style:name="P24" style:family="paragraph" style:parent-style-name="Text_20_body">
      <style:text-properties style:font-name="Courier" fo:font-size="10pt" officeooo:rsid="001f79b8" officeooo:paragraph-rsid="001f79b8" style:font-size-asian="10pt" style:font-size-complex="10pt"/>
    </style:style>
    <style:style style:name="P25" style:family="paragraph" style:parent-style-name="Standard">
      <style:text-properties style:font-name="Courier" fo:font-size="10pt" officeooo:rsid="0023fafe" officeooo:paragraph-rsid="0023fafe" style:font-size-asian="10pt" style:font-size-complex="10pt"/>
    </style:style>
    <style:style style:name="P26" style:family="paragraph" style:parent-style-name="Standard">
      <style:text-properties style:font-name="Courier" fo:font-size="10pt" officeooo:rsid="0024be19" officeooo:paragraph-rsid="0024be19" style:font-size-asian="10pt" style:font-size-complex="10pt"/>
    </style:style>
    <style:style style:name="P27" style:family="paragraph" style:parent-style-name="Standard">
      <style:text-properties style:font-name="Courier" fo:font-size="10pt" officeooo:rsid="00264f29" officeooo:paragraph-rsid="00264f29" style:font-size-asian="10pt" style:font-size-complex="10pt"/>
    </style:style>
    <style:style style:name="P28" style:family="paragraph" style:parent-style-name="Text_20_body">
      <style:text-properties style:font-name="Courier" fo:font-size="10pt" officeooo:rsid="00264f29" officeooo:paragraph-rsid="00264f29" style:font-size-asian="10pt" style:font-size-complex="10pt"/>
    </style:style>
    <style:style style:name="P29" style:family="paragraph" style:parent-style-name="Standard">
      <style:text-properties style:font-name="Courier" fo:font-size="10pt" style:font-size-asian="8.75pt" style:font-size-complex="10pt"/>
    </style:style>
    <style:style style:name="P30" style:family="paragraph" style:parent-style-name="Standard">
      <style:text-properties style:font-name="Courier" fo:font-size="10pt" officeooo:rsid="001a9007" officeooo:paragraph-rsid="001a9007" style:font-size-asian="8.75pt" style:font-size-complex="10pt"/>
    </style:style>
    <style:style style:name="P31" style:family="paragraph" style:parent-style-name="Text_20_body">
      <style:text-properties style:font-name="Courier" fo:font-size="10pt" officeooo:rsid="001a9007" officeooo:paragraph-rsid="001a9007" style:font-size-asian="8.75pt" style:font-size-complex="10pt"/>
    </style:style>
    <style:style style:name="P32" style:family="paragraph" style:parent-style-name="Standard">
      <style:text-properties style:font-name="Courier" fo:font-size="10pt" officeooo:rsid="001c7c06" officeooo:paragraph-rsid="001c7c06" style:font-size-asian="8.75pt" style:font-size-complex="10pt"/>
    </style:style>
    <style:style style:name="P33" style:family="paragraph" style:parent-style-name="Standard">
      <style:text-properties style:font-name="Courier" fo:font-size="10pt" officeooo:rsid="001c7c06" officeooo:paragraph-rsid="00264f29" style:font-size-asian="8.75pt" style:font-size-complex="10pt"/>
    </style:style>
    <style:style style:name="P34" style:family="paragraph" style:parent-style-name="Standard">
      <style:text-properties style:font-name="Courier" fo:font-size="10pt" officeooo:rsid="001f79b8" officeooo:paragraph-rsid="001f79b8" style:font-size-asian="8.75pt" style:font-size-complex="10pt"/>
    </style:style>
    <style:style style:name="P35" style:family="paragraph" style:parent-style-name="Standard">
      <style:text-properties style:font-name="Courier" fo:font-size="10pt" officeooo:rsid="0023cbd7" officeooo:paragraph-rsid="0023cbd7" style:font-size-asian="8.75pt" style:font-size-complex="10pt"/>
    </style:style>
    <style:style style:name="P36" style:family="paragraph" style:parent-style-name="Standard">
      <style:text-properties style:font-name="Courier" fo:font-size="10pt" fo:font-style="normal" officeooo:rsid="001a9007" officeooo:paragraph-rsid="001a9007" style:font-size-asian="8.75pt" style:font-style-asian="normal" style:font-size-complex="10pt" style:font-style-complex="normal"/>
    </style:style>
    <style:style style:name="P37" style:family="paragraph" style:parent-style-name="Standard">
      <style:text-properties style:font-name="Courier" fo:font-size="10pt" fo:font-weight="bold" officeooo:rsid="001a9007" officeooo:paragraph-rsid="001a9007" style:font-size-asian="10pt" style:font-weight-asian="bold" style:font-size-complex="10pt" style:font-weight-complex="bold"/>
    </style:style>
    <style:style style:name="P38" style:family="paragraph" style:parent-style-name="Standard">
      <style:text-properties style:font-name="Courier" fo:font-size="10pt" fo:font-weight="bold" officeooo:rsid="001c7c06" officeooo:paragraph-rsid="001c7c06" style:font-size-asian="10pt" style:font-weight-asian="bold" style:font-size-complex="10pt" style:font-weight-complex="bold"/>
    </style:style>
    <style:style style:name="P39" style:family="paragraph" style:parent-style-name="Standard">
      <style:text-properties style:font-name="Courier" fo:font-size="10pt" fo:font-weight="normal" officeooo:rsid="001a9007" officeooo:paragraph-rsid="001a9007" style:font-size-asian="10pt" style:font-weight-asian="normal" style:font-size-complex="10pt" style:font-weight-complex="normal"/>
    </style:style>
    <style:style style:name="P40" style:family="paragraph" style:parent-style-name="Standard">
      <style:text-properties style:font-name="Courier" officeooo:rsid="000df89a" officeooo:paragraph-rsid="000df89a"/>
    </style:style>
    <style:style style:name="P41" style:family="paragraph" style:parent-style-name="Text_20_body">
      <style:text-properties style:font-name="Courier" officeooo:rsid="000df89a" officeooo:paragraph-rsid="000df89a"/>
    </style:style>
    <style:style style:name="P42" style:family="paragraph" style:parent-style-name="Standard">
      <style:text-properties style:font-name="Courier"/>
    </style:style>
    <style:style style:name="P43" style:family="paragraph" style:parent-style-name="Preformatted_20_Text">
      <style:paragraph-properties fo:margin-top="0cm" fo:margin-bottom="0.499cm" style:contextual-spacing="false"/>
      <style:text-properties style:font-name="Courier"/>
    </style:style>
    <style:style style:name="P44" style:family="paragraph" style:parent-style-name="Standard">
      <style:text-properties style:font-name="Courier" fo:font-size="9pt" style:font-size-asian="9pt" style:font-size-complex="9pt"/>
    </style:style>
    <style:style style:name="P45" style:family="paragraph" style:parent-style-name="Text_20_body">
      <style:text-properties style:font-name="Courier" fo:language="en" fo:country="US" officeooo:rsid="0019eec7" officeooo:paragraph-rsid="0019eec7"/>
    </style:style>
    <style:style style:name="P46" style:family="paragraph" style:parent-style-name="Text_20_body">
      <style:text-properties style:font-name="Courier" fo:language="en" fo:country="US" officeooo:rsid="0022a6d0" officeooo:paragraph-rsid="0022a6d0"/>
    </style:style>
    <style:style style:name="P47" style:family="paragraph" style:parent-style-name="Text_20_body">
      <style:text-properties style:font-name="Courier" officeooo:paragraph-rsid="000e0104"/>
    </style:style>
    <style:style style:name="P48" style:family="paragraph" style:parent-style-name="Text_20_body">
      <style:text-properties style:font-name="Liberation Serif" officeooo:rsid="000df89a" officeooo:paragraph-rsid="000df89a"/>
    </style:style>
    <style:style style:name="P49" style:family="paragraph" style:parent-style-name="Text_20_body">
      <style:text-properties style:font-name="Times New Roman" officeooo:rsid="0019eec7" officeooo:paragraph-rsid="0019eec7"/>
    </style:style>
    <style:style style:name="P50" style:family="paragraph" style:parent-style-name="Standard">
      <style:text-properties style:font-name="Times New Roman" fo:font-size="12pt" style:font-size-asian="10.5pt" style:font-size-complex="12pt"/>
    </style:style>
    <style:style style:name="P51" style:family="paragraph" style:parent-style-name="Standard">
      <style:text-properties style:font-name="Times New Roman" fo:font-size="12pt" officeooo:rsid="001a9007" officeooo:paragraph-rsid="001a9007" style:font-size-asian="10.5pt" style:font-size-complex="12pt"/>
    </style:style>
    <style:style style:name="P52" style:family="paragraph" style:parent-style-name="Text_20_body">
      <style:text-properties style:font-name="Times New Roman" fo:font-size="12pt" officeooo:rsid="001a9007" officeooo:paragraph-rsid="001a9007" style:font-size-asian="10.5pt" style:font-size-complex="12pt"/>
    </style:style>
    <style:style style:name="P53" style:family="paragraph" style:parent-style-name="Standard">
      <style:text-properties style:font-name="Times New Roman" fo:font-size="12pt" officeooo:rsid="001a9007" officeooo:paragraph-rsid="0023fafe" style:font-size-asian="10.5pt" style:font-size-complex="12pt"/>
    </style:style>
    <style:style style:name="P54" style:family="paragraph" style:parent-style-name="Standard">
      <style:text-properties style:font-name="Times New Roman" fo:font-size="12pt" officeooo:rsid="001c7c06" officeooo:paragraph-rsid="001c7c06" style:font-size-asian="10.5pt" style:font-size-complex="12pt"/>
    </style:style>
    <style:style style:name="P55" style:family="paragraph" style:parent-style-name="Standard">
      <style:text-properties style:font-name="Times New Roman" fo:font-size="12pt" officeooo:rsid="001c7c06" officeooo:paragraph-rsid="001f79b8" style:font-size-asian="10.5pt" style:font-size-complex="12pt"/>
    </style:style>
    <style:style style:name="P56" style:family="paragraph" style:parent-style-name="Standard">
      <style:text-properties style:font-name="Times New Roman" fo:font-size="12pt" officeooo:rsid="001f79b8" officeooo:paragraph-rsid="001f79b8" style:font-size-asian="10.5pt" style:font-size-complex="12pt"/>
    </style:style>
    <style:style style:name="P57" style:family="paragraph" style:parent-style-name="Standard">
      <style:text-properties style:font-name="Times New Roman" fo:font-size="12pt" officeooo:rsid="0023fafe" officeooo:paragraph-rsid="0023fafe" style:font-size-asian="10.5pt" style:font-size-complex="12pt"/>
    </style:style>
    <style:style style:name="P58" style:family="paragraph" style:parent-style-name="Standard">
      <style:text-properties style:font-name="Times New Roman" fo:font-size="12pt" fo:font-style="normal" officeooo:rsid="001a9007" officeooo:paragraph-rsid="001a9007" style:font-size-asian="10.5pt" style:font-style-asian="normal" style:font-size-complex="12pt" style:font-style-complex="normal"/>
    </style:style>
    <style:style style:name="P59" style:family="paragraph" style:parent-style-name="Standard">
      <style:text-properties style:font-name="Times New Roman" fo:font-size="12pt" fo:font-style="normal" officeooo:rsid="00264f29" officeooo:paragraph-rsid="00264f29" style:font-size-asian="10.5pt" style:font-style-asian="normal" style:font-size-complex="12pt" style:font-style-complex="normal"/>
    </style:style>
    <style:style style:name="P60" style:family="paragraph" style:parent-style-name="Standard">
      <style:text-properties style:font-name="Times New Roman" fo:font-size="12pt" fo:font-style="normal" officeooo:rsid="001c7c06" officeooo:paragraph-rsid="001c7c06" style:font-size-asian="12pt" style:font-style-asian="normal" style:font-size-complex="12pt" style:font-style-complex="normal"/>
    </style:style>
    <style:style style:name="P61" style:family="paragraph" style:parent-style-name="Standard">
      <style:text-properties style:font-name="Times New Roman" fo:font-size="12pt" officeooo:rsid="001a9007" officeooo:paragraph-rsid="001a9007" style:font-size-asian="12pt" style:font-size-complex="12pt"/>
    </style:style>
    <style:style style:name="P62" style:family="paragraph" style:parent-style-name="Standard">
      <style:text-properties style:font-name="Times New Roman" fo:font-size="12pt" officeooo:rsid="001c7c06" officeooo:paragraph-rsid="001c7c06" style:font-size-asian="12pt" style:font-size-complex="12pt"/>
    </style:style>
    <style:style style:name="P63" style:family="paragraph" style:parent-style-name="Standard">
      <style:text-properties style:font-name="Times New Roman" fo:font-size="12pt" officeooo:rsid="001d4da0" officeooo:paragraph-rsid="001d4da0" style:font-size-asian="12pt" style:font-size-complex="12pt"/>
    </style:style>
    <style:style style:name="P64" style:family="paragraph" style:parent-style-name="Standard">
      <style:text-properties style:font-name="Times New Roman" fo:font-size="12pt" officeooo:rsid="001f79b8" officeooo:paragraph-rsid="001f79b8" style:font-size-asian="12pt" style:font-size-complex="12pt"/>
    </style:style>
    <style:style style:name="P65" style:family="paragraph" style:parent-style-name="Standard">
      <style:text-properties style:font-name="Times New Roman" fo:font-size="12pt" officeooo:rsid="0024be19" officeooo:paragraph-rsid="0024be19" style:font-size-asian="12pt" style:font-size-complex="12pt"/>
    </style:style>
    <style:style style:name="P66" style:family="paragraph" style:parent-style-name="Standard">
      <style:text-properties style:font-name="Times New Roman" fo:font-size="12pt" fo:font-style="italic" officeooo:rsid="001a9007" officeooo:paragraph-rsid="001a9007" style:font-size-asian="10.5pt" style:font-style-asian="italic" style:font-size-complex="12pt" style:font-style-complex="italic"/>
    </style:style>
    <style:style style:name="P67" style:family="paragraph" style:parent-style-name="Standard">
      <style:text-properties style:font-name="Times New Roman" officeooo:paragraph-rsid="001a9007"/>
    </style:style>
    <style:style style:name="P68" style:family="paragraph" style:parent-style-name="Text_20_body">
      <style:text-properties style:font-name="Times New Roman" officeooo:rsid="001a9007" officeooo:paragraph-rsid="001a9007"/>
    </style:style>
    <style:style style:name="P69" style:family="paragraph" style:parent-style-name="Text_20_body">
      <style:text-properties style:font-name="Times New Roman" officeooo:rsid="001d4da0" officeooo:paragraph-rsid="001d4da0"/>
    </style:style>
    <style:style style:name="P70" style:family="paragraph" style:parent-style-name="Text_20_body">
      <style:text-properties style:font-name="Times New Roman" fo:language="en" fo:country="US" officeooo:rsid="0022a6d0" officeooo:paragraph-rsid="0022a6d0"/>
    </style:style>
    <style:style style:name="P71" style:family="paragraph" style:parent-style-name="Text_20_body">
      <style:text-properties style:font-name="Times New Roman" officeooo:rsid="0022a6d0" officeooo:paragraph-rsid="0022a6d0"/>
    </style:style>
    <style:style style:name="P72" style:family="paragraph" style:parent-style-name="Text_20_body">
      <style:text-properties officeooo:paragraph-rsid="000df89a"/>
    </style:style>
    <style:style style:name="P73" style:family="paragraph" style:parent-style-name="Text_20_body">
      <style:text-properties officeooo:rsid="000e0104" officeooo:paragraph-rsid="000e0104"/>
    </style:style>
    <style:style style:name="P74" style:family="paragraph" style:parent-style-name="Standard">
      <style:text-properties officeooo:rsid="0010099c" officeooo:paragraph-rsid="0010099c"/>
    </style:style>
    <style:style style:name="P75" style:family="paragraph" style:parent-style-name="Text_20_body">
      <style:text-properties officeooo:rsid="0010099c" officeooo:paragraph-rsid="0010099c"/>
    </style:style>
    <style:style style:name="P76" style:family="paragraph" style:parent-style-name="Text_20_body">
      <style:text-properties officeooo:rsid="0010099c" officeooo:paragraph-rsid="001f79b8"/>
    </style:style>
    <style:style style:name="P77" style:family="paragraph" style:parent-style-name="Preformatted_20_Text">
      <style:paragraph-properties fo:margin-top="0cm" fo:margin-bottom="0.499cm" style:contextual-spacing="false"/>
    </style:style>
    <style:style style:name="P78" style:family="paragraph" style:parent-style-name="Text_20_body">
      <style:text-properties officeooo:rsid="000efc9b" officeooo:paragraph-rsid="000efc9b"/>
    </style:style>
    <style:style style:name="P79" style:family="paragraph" style:parent-style-name="Standard">
      <style:paragraph-properties fo:text-align="center" style:justify-single-word="false"/>
      <style:text-properties officeooo:paragraph-rsid="0011a226"/>
    </style:style>
    <style:style style:name="P80" style:family="paragraph" style:parent-style-name="Standard">
      <style:paragraph-properties fo:text-align="center" style:justify-single-word="false"/>
      <style:text-properties officeooo:rsid="0011a226" officeooo:paragraph-rsid="0011a226"/>
    </style:style>
    <style:style style:name="P81" style:family="paragraph" style:parent-style-name="Text_20_body">
      <style:text-properties officeooo:rsid="00158399" officeooo:paragraph-rsid="00158399"/>
    </style:style>
    <style:style style:name="P82" style:family="paragraph" style:parent-style-name="Text_20_body">
      <style:text-properties fo:language="en" fo:country="US" officeooo:rsid="0019eec7" officeooo:paragraph-rsid="0019eec7"/>
    </style:style>
    <style:style style:name="P83" style:family="paragraph" style:parent-style-name="Text_20_body">
      <style:text-properties officeooo:rsid="001a9007" officeooo:paragraph-rsid="001a9007"/>
    </style:style>
    <style:style style:name="P84" style:family="paragraph" style:parent-style-name="Standard">
      <style:text-properties officeooo:paragraph-rsid="001a9007"/>
    </style:style>
    <style:style style:name="P85" style:family="paragraph" style:parent-style-name="Text_20_body">
      <style:text-properties officeooo:paragraph-rsid="0010099c"/>
    </style:style>
    <style:style style:name="P86" style:family="paragraph" style:parent-style-name="Heading_20_3">
      <style:text-properties officeooo:rsid="001ceea7" officeooo:paragraph-rsid="001ceea7"/>
    </style:style>
    <style:style style:name="P87" style:family="paragraph" style:parent-style-name="Text_20_body">
      <style:text-properties officeooo:rsid="001ceea7" officeooo:paragraph-rsid="001ceea7"/>
    </style:style>
    <style:style style:name="P88" style:family="paragraph" style:parent-style-name="Text_20_body">
      <style:text-properties officeooo:rsid="001ceea7" officeooo:paragraph-rsid="001d4da0"/>
    </style:style>
    <style:style style:name="P89" style:family="paragraph" style:parent-style-name="Standard">
      <style:text-properties officeooo:rsid="001d4da0" officeooo:paragraph-rsid="001d4da0"/>
    </style:style>
    <style:style style:name="P90" style:family="paragraph" style:parent-style-name="Standard">
      <style:text-properties fo:color="#127622" loext:opacity="100%" style:font-name="Courier" fo:font-size="10pt" fo:font-weight="bold" officeooo:rsid="001a9007" officeooo:paragraph-rsid="001a9007" fo:background-color="#ffff00" style:font-size-asian="8.75pt" style:font-weight-asian="bold" style:font-size-complex="10pt" style:font-weight-complex="bold"/>
    </style:style>
    <style:style style:name="P91" style:family="paragraph" style:parent-style-name="Standard">
      <style:text-properties fo:color="#127622" loext:opacity="100%" style:font-name="Courier" fo:font-size="10pt" fo:font-weight="bold" officeooo:rsid="001a9007" officeooo:paragraph-rsid="001a9007" fo:background-color="#ffff00" style:font-size-asian="10pt" style:font-weight-asian="bold" style:font-size-complex="10pt" style:font-weight-complex="bold"/>
    </style:style>
    <style:style style:name="P92" style:family="paragraph" style:parent-style-name="Standard">
      <style:text-properties fo:color="#127622" loext:opacity="100%" style:font-name="Courier" fo:font-size="10pt" officeooo:rsid="001c7c06" officeooo:paragraph-rsid="001c7c06" fo:background-color="#ffff00" style:font-size-asian="10pt" style:font-size-complex="10pt"/>
    </style:style>
    <style:style style:name="P93" style:family="paragraph" style:parent-style-name="Heading_20_3">
      <style:text-properties officeooo:rsid="001f79b8" officeooo:paragraph-rsid="001f79b8"/>
    </style:style>
    <style:style style:name="P94" style:family="paragraph" style:parent-style-name="Heading_20_4">
      <style:text-properties officeooo:rsid="001f79b8" officeooo:paragraph-rsid="001f79b8"/>
    </style:style>
    <style:style style:name="P95" style:family="paragraph" style:parent-style-name="Standard">
      <style:text-properties officeooo:rsid="001f79b8" officeooo:paragraph-rsid="001f79b8"/>
    </style:style>
    <style:style style:name="P96" style:family="paragraph" style:parent-style-name="Text_20_body">
      <style:text-properties officeooo:rsid="001f79b8" officeooo:paragraph-rsid="001f79b8"/>
    </style:style>
    <style:style style:name="P97" style:family="paragraph" style:parent-style-name="Text_20_body">
      <style:text-properties officeooo:rsid="001f79b8" officeooo:paragraph-rsid="00264f29"/>
    </style:style>
    <style:style style:name="P98" style:family="paragraph" style:parent-style-name="Text_20_body">
      <style:text-properties officeooo:paragraph-rsid="001f79b8"/>
    </style:style>
    <style:style style:name="P99" style:family="paragraph" style:parent-style-name="Text_20_body">
      <style:text-properties fo:color="#069a2e" loext:opacity="100%" style:font-name="Courier" fo:font-size="10pt" officeooo:rsid="001ceea7" officeooo:paragraph-rsid="001ceea7" fo:background-color="#ffff00" style:font-size-asian="10pt" style:font-size-complex="10pt"/>
    </style:style>
    <style:style style:name="P100" style:family="paragraph" style:parent-style-name="Text_20_body">
      <style:text-properties style:use-window-font-color="true" loext:opacity="0%" style:font-name="Times New Roman" fo:font-size="12pt" officeooo:rsid="001f79b8" officeooo:paragraph-rsid="001f79b8" fo:background-color="transparent" style:font-size-asian="10.5pt" style:font-size-complex="12pt"/>
    </style:style>
    <style:style style:name="P101" style:family="paragraph" style:parent-style-name="Standard">
      <style:text-properties style:use-window-font-color="true" loext:opacity="0%" style:font-name="Courier" fo:font-size="10pt" fo:font-weight="normal" officeooo:rsid="001c7c06" officeooo:paragraph-rsid="001c7c06" fo:background-color="transparent" style:font-size-asian="10pt" style:font-weight-asian="normal" style:font-size-complex="10pt" style:font-weight-complex="normal"/>
    </style:style>
    <style:style style:name="P102" style:family="paragraph" style:parent-style-name="Standard">
      <style:text-properties fo:color="#224b12" loext:opacity="100%" style:font-name="Courier" fo:font-size="10pt" fo:font-weight="bold" officeooo:rsid="001c7c06" officeooo:paragraph-rsid="001c7c06" fo:background-color="#ffff00" style:font-size-asian="10pt" style:font-weight-asian="bold" style:font-size-complex="10pt" style:font-weight-complex="bold"/>
    </style:style>
    <style:style style:name="P103" style:family="paragraph" style:parent-style-name="Text_20_body">
      <style:text-properties officeooo:rsid="0019eec7" officeooo:paragraph-rsid="0022a6d0"/>
    </style:style>
    <style:style style:name="P104" style:family="paragraph" style:parent-style-name="Text_20_body">
      <style:text-properties officeooo:rsid="0023cbd7" officeooo:paragraph-rsid="0023cbd7"/>
    </style:style>
    <style:style style:name="P105" style:family="paragraph" style:parent-style-name="Text_20_body">
      <style:text-properties officeooo:paragraph-rsid="0022a6d0"/>
    </style:style>
    <style:style style:name="P106" style:family="paragraph" style:parent-style-name="Text_20_body">
      <style:text-properties fo:font-size="6pt" officeooo:paragraph-rsid="0022a6d0" style:font-size-asian="5.25pt" style:font-size-complex="6pt"/>
    </style:style>
    <style:style style:name="P107" style:family="paragraph" style:parent-style-name="Text_20_body">
      <style:text-properties fo:font-size="6pt" officeooo:rsid="001f79b8" officeooo:paragraph-rsid="001f79b8" style:font-size-asian="5.25pt" style:font-size-complex="6pt"/>
    </style:style>
    <style:style style:name="P108" style:family="paragraph" style:parent-style-name="Heading_20_1">
      <style:text-properties officeooo:rsid="000df89a" officeooo:paragraph-rsid="000df89a"/>
    </style:style>
    <style:style style:name="P109" style:family="paragraph" style:parent-style-name="Heading_20_1">
      <style:text-properties officeooo:rsid="0019eec7" officeooo:paragraph-rsid="0019eec7"/>
    </style:style>
    <style:style style:name="P110" style:family="paragraph" style:parent-style-name="Heading_20_2">
      <style:text-properties officeooo:rsid="0019eec7" officeooo:paragraph-rsid="0019eec7"/>
    </style:style>
    <style:style style:name="P111" style:family="paragraph" style:parent-style-name="Heading_20_2">
      <style:text-properties officeooo:rsid="000df89a" officeooo:paragraph-rsid="000df89a"/>
    </style:style>
    <style:style style:name="P112" style:family="paragraph" style:parent-style-name="Heading_20_2">
      <style:text-properties officeooo:rsid="001f79b8" officeooo:paragraph-rsid="001f79b8"/>
    </style:style>
    <style:style style:name="P113" style:family="paragraph" style:parent-style-name="Heading_20_2">
      <style:text-properties officeooo:rsid="0010099c" officeooo:paragraph-rsid="0010099c"/>
    </style:style>
    <style:style style:name="P114" style:family="paragraph" style:parent-style-name="Heading_20_2">
      <style:text-properties officeooo:paragraph-rsid="001f79b8"/>
    </style:style>
    <style:style style:name="P115" style:family="paragraph" style:parent-style-name="Standard">
      <style:text-properties style:font-name="Courier" fo:font-size="10pt" style:font-size-asian="10pt" style:font-size-complex="10pt"/>
    </style:style>
    <style:style style:name="P116" style:family="paragraph" style:parent-style-name="Text_20_body" style:list-style-name="L1"/>
    <style:style style:name="P117" style:family="paragraph" style:parent-style-name="Text_20_body" style:list-style-name="L1">
      <style:paragraph-properties fo:margin-top="0cm" fo:margin-bottom="0cm" style:contextual-spacing="false"/>
    </style:style>
    <style:style style:name="P118" style:family="paragraph" style:parent-style-name="Text_20_body" style:list-style-name="L2"/>
    <style:style style:name="P119" style:family="paragraph" style:parent-style-name="Text_20_body" style:list-style-name="L2">
      <style:paragraph-properties fo:margin-top="0cm" fo:margin-bottom="0cm" style:contextual-spacing="false"/>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c7c06" style:font-weight-asian="bold" style:font-weight-complex="bold"/>
    </style:style>
    <style:style style:name="T5" style:family="text">
      <style:text-properties fo:font-weight="bold" officeooo:rsid="0023fafe" style:font-weight-asian="bold" style:font-weight-complex="bold"/>
    </style:style>
    <style:style style:name="T6" style:family="text">
      <style:text-properties fo:font-weight="bold" style:font-size-asian="8.75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fo:font-size="10pt" style:font-size-asian="10pt" style:font-size-complex="10pt"/>
    </style:style>
    <style:style style:name="T10" style:family="text">
      <style:text-properties style:font-name="Courier" fo:font-size="10pt" officeooo:rsid="0022981b" style:font-size-asian="10pt" style:font-size-complex="10pt"/>
    </style:style>
    <style:style style:name="T11" style:family="text">
      <style:text-properties style:font-name="Courier" fo:font-size="10pt" officeooo:rsid="0022a6d0" style:font-size-asian="10pt" style:font-size-complex="10pt"/>
    </style:style>
    <style:style style:name="T12" style:family="text">
      <style:text-properties style:font-name="Courier" fo:font-size="10pt" officeooo:rsid="0023fafe" style:font-size-asian="10pt" style:font-size-complex="10pt"/>
    </style:style>
    <style:style style:name="T13" style:family="text">
      <style:text-properties style:font-name="Courier" fo:font-size="10pt" officeooo:rsid="001f79b8" style:font-size-asian="10pt" style:font-size-complex="10pt"/>
    </style:style>
    <style:style style:name="T14" style:family="text">
      <style:text-properties style:font-name="Courier" fo:font-size="10pt" officeooo:rsid="0029199a" style:font-size-asian="10pt" style:font-size-complex="10pt"/>
    </style:style>
    <style:style style:name="T15" style:family="text">
      <style:text-properties style:font-name="Courier" fo:font-size="10pt" fo:font-weight="normal" style:font-size-asian="10pt" style:font-weight-asian="normal" style:font-size-complex="10pt" style:font-weight-complex="normal"/>
    </style:style>
    <style:style style:name="T16" style:family="text">
      <style:text-properties style:font-name="Courier" fo:font-size="10pt" fo:font-weight="normal" officeooo:rsid="001a9007" style:font-size-asian="10pt" style:font-weight-asian="normal" style:font-size-complex="10pt" style:font-weight-complex="normal"/>
    </style:style>
    <style:style style:name="T17" style:family="text">
      <style:text-properties style:font-name="Courier" officeooo:rsid="001f79b8"/>
    </style:style>
    <style:style style:name="T18" style:family="text">
      <style:text-properties style:font-name="Courier" officeooo:rsid="001d4da0"/>
    </style:style>
    <style:style style:name="T19" style:family="text">
      <style:text-properties style:font-name="Courier" officeooo:rsid="0022981b"/>
    </style:style>
    <style:style style:name="T20" style:family="text">
      <style:text-properties style:font-name="Courier" officeooo:rsid="0029199a"/>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Times New Roman"/>
    </style:style>
    <style:style style:name="T25" style:family="text">
      <style:text-properties style:font-name="Times New Roman" fo:font-size="12pt" officeooo:rsid="001ceea7" style:font-size-asian="12pt" style:font-size-complex="12pt"/>
    </style:style>
    <style:style style:name="T26" style:family="text">
      <style:text-properties officeooo:rsid="000efc9b"/>
    </style:style>
    <style:style style:name="T27" style:family="text">
      <style:text-properties officeooo:rsid="0010099c"/>
    </style:style>
    <style:style style:name="T28" style:family="text">
      <style:text-properties fo:font-weight="normal" style:font-weight-asian="normal" style:font-weight-complex="normal"/>
    </style:style>
    <style:style style:name="T29" style:family="text">
      <style:text-properties fo:font-weight="normal" officeooo:rsid="0019eec7" style:font-weight-asian="normal" style:font-weight-complex="normal"/>
    </style:style>
    <style:style style:name="T30" style:family="text">
      <style:text-properties fo:font-weight="normal" officeooo:rsid="000df89a" style:font-weight-asian="normal" style:font-weight-complex="normal"/>
    </style:style>
    <style:style style:name="T31" style:family="text">
      <style:text-properties fo:font-weight="normal" style:font-size-asian="14pt" style:font-weight-asian="normal" style:font-weight-complex="normal"/>
    </style:style>
    <style:style style:name="T32" style:family="text">
      <style:text-properties fo:font-size="14pt" style:font-size-asian="12.25pt" style:font-size-complex="14pt"/>
    </style:style>
    <style:style style:name="T33" style:family="text">
      <style:text-properties fo:font-size="14pt" officeooo:rsid="0011a226" style:font-size-asian="12.25pt" style:font-size-complex="14pt"/>
    </style:style>
    <style:style style:name="T34" style:family="text">
      <style:text-properties fo:font-size="14pt" officeooo:rsid="000df89a" style:font-size-asian="12.25pt" style:font-size-complex="14pt"/>
    </style:style>
    <style:style style:name="T35" style:family="text">
      <style:text-properties fo:font-size="14pt" officeooo:rsid="0022981b" style:font-size-asian="12.25pt" style:font-size-complex="14pt"/>
    </style:style>
    <style:style style:name="T36" style:family="text">
      <style:text-properties officeooo:rsid="00165103"/>
    </style:style>
    <style:style style:name="T37" style:family="text">
      <style:text-properties officeooo:rsid="0019eec7"/>
    </style:style>
    <style:style style:name="T38" style:family="text">
      <style:text-properties officeooo:rsid="001a9007"/>
    </style:style>
    <style:style style:name="T39" style:family="text">
      <style:text-properties officeooo:rsid="001c7c06"/>
    </style:style>
    <style:style style:name="T40" style:family="text">
      <style:text-properties fo:color="#127622" loext:opacity="100%" fo:font-weight="bold" style:font-weight-asian="bold" style:font-weight-complex="bold"/>
    </style:style>
    <style:style style:name="T41" style:family="text">
      <style:text-properties fo:color="#127622" loext:opacity="100%" fo:font-weight="bold" officeooo:rsid="001d4da0" style:font-weight-asian="bold" style:font-weight-complex="bold"/>
    </style:style>
    <style:style style:name="T42" style:family="text">
      <style:text-properties fo:color="#127622" loext:opacity="100%" fo:font-weight="bold" fo:background-color="#ffff00" loext:char-shading-value="0" style:font-weight-asian="bold" style:font-weight-complex="bold"/>
    </style:style>
    <style:style style:name="T43" style:family="text">
      <style:text-properties fo:color="#127622" loext:opacity="100%" fo:font-weight="bold" officeooo:rsid="001d4da0" fo:background-color="#ffff00" loext:char-shading-value="0" style:font-weight-asian="bold" style:font-weight-complex="bold"/>
    </style:style>
    <style:style style:name="T44" style:family="text">
      <style:text-properties fo:color="#127622" loext:opacity="100%" fo:font-weight="bold" officeooo:rsid="001a9007" fo:background-color="#ffff00" loext:char-shading-value="0" style:font-weight-asian="bold" style:font-weight-complex="bold"/>
    </style:style>
    <style:style style:name="T45" style:family="text">
      <style:text-properties fo:color="#127622" loext:opacity="100%" fo:font-weight="bold" officeooo:rsid="001f0b3e" fo:background-color="#ffff00" loext:char-shading-value="0" style:font-weight-asian="bold" style:font-weight-complex="bold"/>
    </style:style>
    <style:style style:name="T46" style:family="text">
      <style:text-properties fo:color="#127622" loext:opacity="100%" fo:font-weight="bold" officeooo:rsid="001f79b8" fo:background-color="#ffff00" loext:char-shading-value="0" style:font-weight-asian="bold" style:font-weight-complex="bold"/>
    </style:style>
    <style:style style:name="T47" style:family="text">
      <style:text-properties fo:color="#127622" loext:opacity="100%" fo:font-weight="bold" officeooo:rsid="0022a6d0" fo:background-color="#ffff00" loext:char-shading-value="0" style:font-weight-asian="bold" style:font-weight-complex="bold"/>
    </style:style>
    <style:style style:name="T48" style:family="text">
      <style:text-properties fo:color="#127622" loext:opacity="100%" fo:font-weight="bold" officeooo:rsid="000e0104" fo:background-color="#ffff00" loext:char-shading-value="0" style:font-weight-asian="bold" style:font-weight-complex="bold"/>
    </style:style>
    <style:style style:name="T49" style:family="text">
      <style:text-properties fo:color="#127622" loext:opacity="100%" fo:font-weight="bold" officeooo:rsid="0023cbd7" fo:background-color="#ffff00" loext:char-shading-value="0" style:font-weight-asian="bold" style:font-weight-complex="bold"/>
    </style:style>
    <style:style style:name="T50" style:family="text">
      <style:text-properties fo:color="#127622" loext:opacity="100%" fo:font-weight="bold" officeooo:rsid="00264f29" fo:background-color="#ffff00" loext:char-shading-value="0" style:font-weight-asian="bold" style:font-weight-complex="bold"/>
    </style:style>
    <style:style style:name="T51" style:family="text">
      <style:text-properties fo:color="#127622" loext:opacity="100%" style:text-underline-style="none" officeooo:rsid="001a9007" fo:background-color="#ffff00" loext:char-shading-value="0"/>
    </style:style>
    <style:style style:name="T52" style:family="text">
      <style:text-properties fo:color="#127622" loext:opacity="100%" style:font-name="Courier" fo:font-size="10pt" fo:font-weight="bold" officeooo:rsid="001a9007" fo:background-color="#ffff00" loext:char-shading-value="0" style:font-size-asian="10pt" style:font-weight-asian="bold" style:font-size-complex="10pt" style:font-weight-complex="bold"/>
    </style:style>
    <style:style style:name="T53" style:family="text">
      <style:text-properties fo:color="#127622" loext:opacity="100%" fo:background-color="#ffff00" loext:char-shading-value="0"/>
    </style:style>
    <style:style style:name="T54" style:family="text">
      <style:text-properties fo:color="#127622" loext:opacity="100%" officeooo:rsid="001f79b8" fo:background-color="#ffff00" loext:char-shading-value="0"/>
    </style:style>
    <style:style style:name="T55" style:family="text">
      <style:text-properties officeooo:rsid="001ceea7"/>
    </style:style>
    <style:style style:name="T56" style:family="text">
      <style:text-properties fo:font-style="normal" style:font-style-asian="normal" style:font-style-complex="normal"/>
    </style:style>
    <style:style style:name="T57" style:family="text">
      <style:text-properties fo:font-style="normal" officeooo:rsid="001ceea7" style:font-style-asian="normal" style:font-style-complex="normal"/>
    </style:style>
    <style:style style:name="T58" style:family="text">
      <style:text-properties fo:font-style="normal" officeooo:rsid="0023cbd7" style:font-style-asian="normal" style:font-style-complex="normal"/>
    </style:style>
    <style:style style:name="T59" style:family="text">
      <style:text-properties fo:font-style="normal" fo:font-weight="bold" officeooo:rsid="001ceea7"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ceea7" style:font-style-asian="normal" style:font-weight-asian="normal" style:font-style-complex="normal" style:font-weight-complex="normal"/>
    </style:style>
    <style:style style:name="T62" style:family="text">
      <style:text-properties fo:font-style="normal" fo:font-weight="normal" officeooo:rsid="0023cbd7" style:font-style-asian="normal" style:font-weight-asian="normal" style:font-style-complex="normal" style:font-weight-complex="normal"/>
    </style:style>
    <style:style style:name="T63" style:family="text">
      <style:text-properties officeooo:rsid="001d4da0"/>
    </style:style>
    <style:style style:name="T64" style:family="text">
      <style:text-properties officeooo:rsid="001f0b3e"/>
    </style:style>
    <style:style style:name="T65" style:family="text">
      <style:text-properties officeooo:rsid="001f79b8"/>
    </style:style>
    <style:style style:name="T66" style:family="text">
      <style:text-properties officeooo:rsid="0022981b"/>
    </style:style>
    <style:style style:name="T67" style:family="text">
      <style:text-properties officeooo:rsid="0022a6d0"/>
    </style:style>
    <style:style style:name="T68" style:family="text">
      <style:text-properties officeooo:rsid="0023cbd7"/>
    </style:style>
    <style:style style:name="T69" style:family="text">
      <style:text-properties style:use-window-font-color="true" loext:opacity="0%" fo:font-weight="normal" fo:background-color="transparent" loext:char-shading-value="0" style:font-weight-asian="normal" style:font-weight-complex="normal"/>
    </style:style>
    <style:style style:name="T70" style:family="text">
      <style:text-properties style:use-window-font-color="true" loext:opacity="0%" fo:font-weight="bold" officeooo:rsid="0023cbd7" fo:background-color="transparent" loext:char-shading-value="0" style:font-weight-asian="bold" style:font-weight-complex="bold"/>
    </style:style>
    <style:style style:name="T71" style:family="text">
      <style:text-properties officeooo:rsid="0023fafe"/>
    </style:style>
    <style:style style:name="T72" style:family="text">
      <style:text-properties officeooo:rsid="0024be19"/>
    </style:style>
    <style:style style:name="T73" style:family="text">
      <style:text-properties officeooo:rsid="00262bf7"/>
    </style:style>
    <style:style style:name="T74" style:family="text">
      <style:text-properties officeooo:rsid="00264f29"/>
    </style:style>
    <style:style style:name="T75"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en<text:span text:style-name="T37">mailmodule</text:span> manual</text:p>
      <text:p text:style-name="P6"/>
      <text:p text:style-name="P7"><text:span text:style-name="T3">Gen</text:span>erate, <text:span text:style-name="T37">using a script, which mimics an enhanced yast2-mail module,</text:span></text:p>
      <text:p text:style-name="P7">a <text:span text:style-name="T29">p</text:span>ostfix system, <text:span text:style-name="T37">and optional a dovecot server and</text:span></text:p>
      <text:p text:style-name="P6">security features, like virus scanning, <text:span text:style-name="T28">S</text:span>PF and D<text:span text:style-name="T31">M</text:span>ARC <text:span text:style-name="T37">checking</text:span></text:p>
      <text:p text:style-name="P9">and <text:span text:style-name="T30">D</text:span><text:span text:style-name="T1">KIM </text:span>checking and signing.</text:p>
      <text:p text:style-name="P6"/>
      <text:p text:style-name="P79"><text:span text:style-name="T33">This document is available under the </text:span><text:a xlink:type="simple" xlink:href="https://www.gnu.org/licenses/fdl-1.2.html" text:style-name="Internet_20_link" text:visited-style-name="Visited_20_Internet_20_Link">GNU Free Documentation License 1.2</text:a><text:span text:style-name="T34">.</text:span></text:p>
      <text:p text:style-name="P80"><text:span text:style-name="T34">C</text:span><text:span text:style-name="T32">opyright 2023-</text:span><text:span text:style-name="T35">2024</text:span><text:span text:style-name="T32"> Freek de Kruijf</text:span></text:p>
      <text:p text:style-name="P8"/>
      <text:h text:style-name="P108" text:outline-level="1">Introduction</text:h>
      <text:p text:style-name="P3">This manual is about a bash script which is a <text:span text:style-name="T37">parallel development </text:span>o<text:span text:style-name="T37">f what is presented on</text:span> the wiki page <text:a xlink:type="simple" xlink:href="https://en.opensuse.org/Mail_server_HOWTO" text:style-name="Internet_20_link" text:visited-style-name="Visited_20_Internet_20_Link">https://en.opensuse.org/Mail_server_HOWTO</text:a>, <text:span text:style-name="T37">however it is meant to provide an enhanced version of what the yast2-mail module should do</text:span>.</text:p>
      <text:p text:style-name="P3">This <text:span text:style-name="T37">manual</text:span> <text:span text:style-name="T37">describes</text:span> a procedure to configure <text:span text:style-name="T37">postfix on </text:span>an openSUSE system with Leap 15.5 on a Raspberry Pi 4B, <text:span text:style-name="T37">just like what </text:span><text:span text:style-name="T66">an </text:span><text:span text:style-name="T63">enhanced version of </text:span><text:span text:style-name="T37">the yast2 mail module does</text:span>. <text:span text:style-name="T37">With this script you can configure the same type of email server the previous script could do, except Masquerading, but makes it possible to include SPF and DMARC checking.</text:span></text:p>
      <text:p text:style-name="P104">The script can also be used on other architectures, like x86_64 and i586.</text:p>
      <text:p text:style-name="P3"><text:span text:style-name="T37">DKIM signing and checking </text:span><text:span text:style-name="T63">wa</text:span><text:span text:style-name="T37">s present with opendkim, but configuring it was left to the user. So not very easily usable. This can also been done using the build-in DKIM support in amavis.</text:span></text:p>
      <text:p text:style-name="P3"><text:span text:style-name="T37">The script also support</text:span><text:span text:style-name="T67">s</text:span><text:span text:style-name="T37"> configuring dovecot as an imap server.</text:span></text:p>
      <text:p text:style-name="P103">Generating self-signed certificates for both postfix and dovecot is also made more accessible.</text:p>
      <text:h text:style-name="P110" text:outline-level="2">The structure of the system</text:h>
      <text:p text:style-name="P103">The <text:span text:style-name="T67">script</text:span>, <text:span text:style-name="T18">/sbin/</text:span><text:span text:style-name="T7">yast2-mail.sh</text:span>, does preliminary work. Depending on what is required it does install the needed packages and does some configuration for accompanying packages, <text:span text:style-name="T63">but most configuration is done with the new version of </text:span><text:span text:style-name="T18">/sbin/config.postfix</text:span>.</text:p>
      <text:p text:style-name="P103">According <text:s/>to choices the user makes, it assigns values to parameters in <text:span text:style-name="T66">a </text:span><text:span text:style-name="T63">new version of </text:span><text:span text:style-name="T7">/etc/sysconfig/postfix</text:span> <text:span text:style-name="T66">and in </text:span><text:span text:style-name="T19">/etc/sysconfig/mail</text:span><text:span text:style-name="T66"> and </text:span><text:span text:style-name="T19">/etc/sysconfig/amavis</text:span>. These values are later used by the script <text:span text:style-name="T7">/sbin/config.postfix</text:span> to configure the main configuration files of postfix, main.cf and master.cf.</text:p>
      <text:p text:style-name="P103">Also configuration files of amavis, dovecot, opendkim and <text:span text:style-name="T66">opendmarc</text:span>, if used, are configured and the self-signed certificates for postfix and, <text:span text:style-name="T68">if chosen,</text:span> dovecot. Running these scripts after each other should give you a working email system.</text:p>
      <text:h text:style-name="P108" text:outline-level="1"><text:soft-page-break/>Preliminary actions</text:h>
      <text:h text:style-name="P111" text:outline-level="2">Preparing the boot device of the server</text:h>
      <text:p text:style-name="P4">Te<text:span text:style-name="T37">sting the</text:span> script<text:span text:style-name="T37">s</text:span> <text:span text:style-name="T37">has been done in</text:span> a fresh installed system. <text:span text:style-name="T37">The structure allows re-running the scripts in case not much will be changed. </text:span>As an example, a Raspberry Pi 4B image of Leap 15.5, meant for a headless system <text:span text:style-name="T37">has been used for testing</text:span>. <text:span text:style-name="T68">Testing for x86_64 and Tumbleweed has been done in a Virtual Machine. </text:span></text:p>
      <text:p text:style-name="P104">The following paragraphs can be skipped for another architecture than aarch64.</text:p>
      <text:p text:style-name="P4">Using the following commands on a <text:span text:style-name="T63">host </text:span>Linux system will download and check the image.</text:p>
      <text:p text:style-name="P10">repository="http://download.opensuse.org/distribution/leap/15.5/appliances"</text:p>
      <text:p text:style-name="P10">image="openSUSE-Leap-15.5-ARM-JeOS-raspberrypi.aarch64.raw.xz"</text:p>
      <text:p text:style-name="P11">mkdir -p image</text:p>
      <text:p text:style-name="P11">cd image</text:p>
      <text:p text:style-name="P11">curl -OL $repository/${image}.sha256</text:p>
      <text:p text:style-name="P11">curl -OL $repository/$image</text:p>
      <text:p text:style-name="P11">cat ${image}.sha256 | sha256sum -c -</text:p>
      <text:p text:style-name="Standard"/>
      <text:p text:style-name="P48">After this you insert the boot device for the Raspberry Pi in a USB slot or SD slot of this computer. This device can be a microSD card in a<text:span text:style-name="T63">n</text:span> SD envelop or a USB disk.</text:p>
      <text:p text:style-name="P48"><text:span text:style-name="T37">After this </text:span>you have to find on what device the boot device is present. <text:span text:style-name="T37">T</text:span>he following command <text:span text:style-name="T37">can be used </text:span>to find out. <text:span text:style-name="T37">G</text:span>ive this command before inserting the boot device and after inserting and deduce from the difference the device.</text:p>
      <text:p text:style-name="P41">ls -l /dev/sd*</text:p>
      <text:p text:style-name="P48">Most likely it is the last device in the list. In my case is was /dev/sdd ; not the one with a digit at the end. <text:span text:style-name="T37">After that</text:span> you give the following commands, the first ones are only necessary when your device has been used earlier for other purposes. You will be asked for the root password. <text:span text:style-name="T23">Obviously you need to replace sdd in the following command lines by your device name.</text:span></text:p>
      <text:p text:style-name="P42">ssize=$(sudo /usr/sbin/blockdev --getss /dev/sdd)</text:p>
      <text:p text:style-name="P40">echo Sector size = $ssize</text:p>
      <text:p text:style-name="P72"/>
      <text:p text:style-name="P1">The sector size needs to be 512, otherwise you need to investigate what the next commands need to be in that case. Next we clear the last blocks of the device and write the image on the boot device.</text:p>
      <text:p text:style-name="P42">size=$(sudo /usr/sbin/blockdev --gets<text:span text:style-name="T1">z</text:span> /dev/sdd)</text:p>
      <text:p text:style-name="P42">sudo dd if=/dev/zero of=/dev/sdd obs=1 seek=$(($size - 2)) count=2</text:p>
      <text:p text:style-name="P12">sudo xzcat -v $image | sudo dd bs=4M of=/dev/sdd iflag=fullblock oflag=direct</text:p>
      <text:p text:style-name="P12">sudo sync</text:p>
      <text:p text:style-name="Text_20_body"/>
      <text:p text:style-name="P1">The next step is to insert the microSD card or the USB device in the proper slot of the Raspberry Pi and power the device on. The system is meant to be a server, so <text:span text:style-name="T37">it is</text:span> better <text:span text:style-name="T37">to </text:span>connect the system via the Ethernet interface with you<text:span text:style-name="T26">r</text:span> network.</text:p>
      <text:h text:style-name="Heading_20_2" text:outline-level="2"><text:soft-page-break/>Other architectures</text:h>
      <text:p text:style-name="P104">For other architectures you have to use an iso image to install it on your system or in a virtual machine. Right after the first boot of your system you are in the same position as above on the Raspberry Pi.</text:p>
      <text:h text:style-name="P111" text:outline-level="2">Connect to the server</text:h>
      <text:p text:style-name="P1"><text:span text:style-name="T37">Y</text:span>ou need to find the IP address of the system. It will get an IP address via DHCP, so your router might provide this address. Because the system is assumed to be headless you connect to the system via ssh with:</text:p>
      <text:p text:style-name="P40">ssh root@&lt;IP<text:span text:style-name="T38">_</text:span>address&gt;</text:p>
      <text:p text:style-name="P40"/>
      <text:p text:style-name="P4"><text:span text:style-name="T68">T</text:span>his will ask you to accept the key from this system and ask<text:span text:style-name="T63">s</text:span> you for the username, <text:span text:style-name="T22">root</text:span>, and <text:span text:style-name="T68">for the Raspberry Pi </text:span>the password, <text:span text:style-name="T22">linux, </text:span><text:span text:style-name="T58">but for other architectures</text:span><text:span text:style-name="T56"> </text:span><text:span text:style-name="T58">it is the configured password for root</text:span>. <text:span text:style-name="T68">For the Raspberry Pi t</text:span>he first thing to do is to change the password of root with the command <text:span text:style-name="T7">passwd</text:span><text:span text:style-name="T24">.</text:span></text:p>
      <text:h text:style-name="P111" text:outline-level="2">Assign a fixed IP address to the server</text:h>
      <text:p text:style-name="P2">This might be the time to give you<text:span text:style-name="T26">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109" text:outline-level="1">Configuring the email system</text:h>
      <text:h text:style-name="P110" text:outline-level="2">Preparations</text:h>
      <text:p text:style-name="P82">The first thing to do in this virgin system is bringing it up-to-date with:</text:p>
      <text:p text:style-name="P45">zypper up</text:p>
      <text:p text:style-name="P70">in openSUSE Tumbleweed with</text:p>
      <text:p text:style-name="P46">zypper dup</text:p>
      <text:p text:style-name="P89">If you are using another distribution, <text:span text:style-name="T67">like Tumbleweed,</text:span> c<text:span text:style-name="T25">heck if postfix is already active. If so, stop it and remove it with</text:span><text:span text:style-name="T55">:</text:span></text:p>
      <text:p text:style-name="P89"/>
      <text:p text:style-name="P10">systemctl stop postfix.service</text:p>
      <text:p text:style-name="P10">zypper rm postfix</text:p>
      <text:p text:style-name="P10">rm /var/adm/postfix.configured /<text:span text:style-name="T71">etc/sysconfig/postfix /etc/sysconfig/mail</text:span></text:p>
      <text:p text:style-name="P25">rm -rf /etc/postfix</text:p>
      <text:p text:style-name="P10"/>
      <text:p text:style-name="P87">The <text:span text:style-name="T71">removal of </text:span><text:span text:style-name="T12">/var/adm/postfix.configured</text:span> may fail, which is OK, see later why it might be there.</text:p>
      <text:p text:style-name="P87">Install postfix from the repository: <text:a xlink:type="simple" xlink:href="https://download.opensuse.org/repositories/home:/fdekruijf:/branches:/server:/mail/" text:style-name="Internet_20_link" text:visited-style-name="Visited_20_Internet_20_Link">https://download.opensuse.org/repositories/home:/fdekruijf:/branches:/server:/mail/</text:a>&lt;<text:span text:style-name="T71">os</text:span>&gt;,</text:p>
      <text:p text:style-name="P88"><text:soft-page-break/>where &lt;<text:span text:style-name="T71">os</text:span>&gt; is: 15.5, openSUSE_Tumbleweed, or openSUSE_Tumbleweed_RISCV.</text:p>
      <text:p text:style-name="P88"><text:span text:style-name="T63">O</text:span>n the Raspberry Pi <text:span text:style-name="T63">it is:</text:span></text:p>
      <text:p text:style-name="P10">zypper ar https://download.opensuse.org/repositories/home:/fdekruijf:/branches:/server:/mail/15.5/ server-mail-<text:span text:style-name="T63">fdekruijf</text:span></text:p>
      <text:p text:style-name="P26">zypper ref</text:p>
      <text:p text:style-name="P26"/>
      <text:p text:style-name="P65"><text:span text:style-name="T63">You may have to accept the key of the repository</text:span>.</text:p>
      <text:p text:style-name="P65"/>
      <text:p text:style-name="P21">zypper in postfix</text:p>
      <text:p text:style-name="P89">You may have to remove a conflicting package.</text:p>
      <text:p text:style-name="P89"/>
      <text:p text:style-name="P20">systemctl start postfix.service</text:p>
      <text:p text:style-name="P68">Starting postfix, when it has not been started before, triggers executi<text:span text:style-name="T55">o</text:span>n <text:span text:style-name="T55">of</text:span> /sbin/config.postfix. On other systems postfix might already be installed, and because it is installed, <text:span text:style-name="T55">and</text:span> enabled for systemd, it will start when booting the system for the first time. However this first start creates the file which prevents executing <text:s/>/usr/sbin/config.postfix when postfix starts again by “using systemctl start postfix.service” or after a reboot.</text:p>
      <text:p text:style-name="P69">This explains why you had to remove the file <text:span text:style-name="T38">/var/adm/postfix.configured </text:span>when postfix was active before installation of the enhanced postfix.</text:p>
      <text:p text:style-name="P49"><text:span text:style-name="T68">On the Raspberry Pi t</text:span>his might be the time to define a normal user with:</text:p>
      <text:p text:style-name="P20">useradd -c "John Doe" -m -u 1000 -p test john</text:p>
      <text:p text:style-name="P49">and changing the password for this user:</text:p>
      <text:p text:style-name="P20">passwd john</text:p>
      <text:p text:style-name="P49">This user is meant to receive the messages for root, so a change in the /etc/aliases file:</text:p>
      <text:p text:style-name="P10">sed -E -i '/^#root:[[:blank:]]+/ a root:\t\tjohn' /etc/aliases</text:p>
      <text:p text:style-name="P10">newaliases</text:p>
      <text:p text:style-name="P10"/>
      <text:p text:style-name="P68">Maybe it is time for a few small tests. Execute the following commands to send test messages:</text:p>
      <text:p text:style-name="P10">zypper in mailx</text:p>
      <text:p text:style-name="P10">mailx -s test john &lt; /dev/null</text:p>
      <text:p text:style-name="Standard"><text:span text:style-name="T9">mailx -s test </text:span><text:a xlink:type="simple" xlink:href="mailto:john@example.net" text:style-name="Internet_20_link" text:visited-style-name="Visited_20_Internet_20_Link"><text:span text:style-name="T9">john@example.net</text:span></text:a><text:span text:style-name="T9"> &lt; /dev/null</text:span></text:p>
      <text:p text:style-name="Standard"><text:span text:style-name="T9"/></text:p>
      <text:p text:style-name="P68">where john@example.net is an email address you have somewhere else. The first message remains within this <text:s/>system and the second one tries to go outside, but may be bounced. Postfix will use the MX record of example.net to send the message to. Examine the postfix log with:</text:p>
      <text:p text:style-name="P28">journalctl -u postfix.service</text:p>
      <text:p text:style-name="P68">and the received messages with:</text:p>
      <text:p text:style-name="P14">tail -40 /var/spool/mail/john</text:p>
      <text:p text:style-name="P68">and if the outgoing message succeeds the mailbox on e<text:span text:style-name="T39">x</text:span>ample.net.</text:p>
      <text:h text:style-name="P112" text:outline-level="2"><text:soft-page-break/>Copying previously generated items</text:h>
      <text:p text:style-name="P96">There are two items that may have been generated earlier or are needed in this system also.</text:p>
      <text:p text:style-name="P96">The first one is /etc/dovecot/dh.pem. It might take quite some time to generate this item. On the Raspberry Pi, used to develop this system, it took once 160 minutes. It may have been generated somewhere else.</text:p>
      <text:p text:style-name="P10">mkdir -p /etc/dovecot</text:p>
      <text:p text:style-name="P27">cp &lt;some_location&gt;/dh.pem /etc/dovecot/</text:p>
      <text:p text:style-name="P107"/>
      <text:p text:style-name="P97">The second item is the content of the folder <text:span text:style-name="T9">/</text:span><text:span text:style-name="T10">var/sb</text:span><text:span text:style-name="T9">/dkim/</text:span>. It contains one or more private keys for specific domains and the TXT records with the public key for these domains. These are used both by DKIM supported in packet amavisd-new as supported by packet opendkim. For the domain example.com the names are: example.com.dkimYYYYMMDD.pem and example.com.dkimYYYYMMDD.txtrecord, where YYYYMMDD denotes the date they are generated. When you already have the TXT record in the DNS for this/these domain(s) you do not need to generate a new one.</text:p>
      <text:p text:style-name="P10">mkdir -p /var/db/dkim</text:p>
      <text:p text:style-name="P10">cp &lt;some_location&gt;/example.com* /var/db/dkim/</text:p>
      <text:p text:style-name="P27">chmod 600 /var/db/dkim/*.pem</text:p>
      <text:p text:style-name="P10"/>
      <text:p text:style-name="P97"><text:span text:style-name="T66">The script </text:span><text:span text:style-name="T10">/</text:span><text:span text:style-name="T12">usr/</text:span><text:span text:style-name="T10">sbin/config.postfix</text:span><text:span text:style-name="T66"> will skip the generation of these files when they are present in th</text:span><text:span text:style-name="T74">ese</text:span><text:span text:style-name="T66"> location.</text:span></text:p>
      <text:h text:style-name="Heading_20_2" text:outline-level="2">Executing yast2-mail.sh</text:h>
      <text:p text:style-name="P83">The original version of the yast2 mail module gives a choice between sendmail and postfix. In case none of these packages are installed it asks which one should be installed. Installation of the current available package postfix or sendmail does not provide what the aim of this manual is, that’s why we made the above preparations and the first output shows we are using postfix..</text:p>
      <text:p text:style-name="P73">Below is an example of executing th<text:span text:style-name="T38">is</text:span> script for the first time when all answers are correct. <text:span text:style-name="T63">The test which is typed is marked in green with a yellow marking. </text:span><text:span text:style-name="T27">Start the script with:</text:span></text:p>
      <text:p text:style-name="P47"><text:span text:style-name="T43">/</text:span><text:span text:style-name="T47">usr/</text:span><text:span text:style-name="T43">sbin</text:span><text:span text:style-name="T48">/</text:span><text:span text:style-name="T44">yast2-mail</text:span><text:span text:style-name="T48">.sh</text:span></text:p>
      <text:p text:style-name="P10">========================</text:p>
      <text:p text:style-name="P10">= Postfix or Sendmail? =</text:p>
      <text:p text:style-name="P10">========================</text:p>
      <text:p text:style-name="P10">=================================</text:p>
      <text:p text:style-name="P10">= We will continue with Postfix =</text:p>
      <text:p text:style-name="P10">=================================</text:p>
      <text:p text:style-name="P106"/>
      <text:p text:style-name="P105"><text:span text:style-name="T67">Here the packet </text:span><text:span text:style-name="T11">telnet</text:span><text:span text:style-name="T67"> might be installed. </text:span><text:span text:style-name="T72">May be needed to test postfix.</text:span></text:p>
      <text:p text:style-name="P29"/>
      <text:p text:style-name="P10">====================</text:p>
      <text:p text:style-name="P10">= General settings =</text:p>
      <text:p text:style-name="P10">====================</text:p>
      <text:p text:style-name="P10">Connection type for email server</text:p>
      <text:p text:style-name="P10">There are four options for this type</text:p>
      <text:p text:style-name="P10"><text:span text:style-name="T3">P</text:span>ermanent, <text:span text:style-name="T3">D</text:span>ial-up, No <text:span text:style-name="T3">c</text:span>onnection or D<text:span text:style-name="T3">o</text:span> not start as Daemon</text:p>
      <text:p text:style-name="P84"><text:span text:style-name="T9">Enter </text:span><text:span text:style-name="T15">P, D, c or o : </text:span><text:span text:style-name="T52">p</text:span></text:p>
      <text:p text:style-name="P84"><text:soft-page-break/><text:span text:style-name="T16"/></text:p>
      <text:p text:style-name="P68">Another answer than <text:span text:style-name="T9">p</text:span> will not give us the extra services this system offers.</text:p>
      <text:p text:style-name="P10">A null client is a machine that can only send mail. It receives no</text:p>
      <text:p text:style-name="P10">mail from the network, and it does not deliver any mail locally.</text:p>
      <text:p text:style-name="P10">It will send locally submitted messages onto the relayhost.</text:p>
      <text:p text:style-name="P10"/>
      <text:p text:style-name="P10">Currently the configuration selects a standard postfix.</text:p>
      <text:p text:style-name="P10">The alternative is a nullclient type postfix.</text:p>
      <text:p text:style-name="P10">Is this OK? Answer Y(es) to keep the standard postfix.</text:p>
      <text:p text:style-name="P10">Enter Y[es] or n[o] : <text:span text:style-name="T43">y</text:span></text:p>
      <text:p text:style-name="P10"/>
      <text:p text:style-name="P68">Again another answer than <text:span text:style-name="T11">y</text:span> will not bring us the extra services.</text:p>
      <text:p text:style-name="P71">Here again a number of required packages will be installed.</text:p>
      <text:p text:style-name="P29">Do you want outgoing email to a relayhost (the server of your provider)?</text:p>
      <text:p text:style-name="P29">Enter Y[es] or n[o] : <text:span text:style-name="T44">y</text:span></text:p>
      <text:p text:style-name="P50"/>
      <text:p text:style-name="P51">The recommended answer is yes. Otherwise messages will go directly to port 25 of the server of the destination in the email address, which often will not accept the message.</text:p>
      <text:p text:style-name="P51"/>
      <text:p text:style-name="P13">Enter the name of the relayhost and the entry port like :</text:p>
      <text:p text:style-name="P13">(<text:span text:style-name="T67">often</text:span> :port is necessary) smtp.provider.tlp:port : <text:span text:style-name="T42">smtp.example.net:587</text:span></text:p>
      <text:p text:style-name="P13"/>
      <text:p text:style-name="P51">Your provider did provide the details about how to submit messages to the server.</text:p>
      <text:p text:style-name="P66">Note: the script will check whether the name you entered does have an IP address in the Domain Name Server (DNS). <text:span text:style-name="T67">P</text:span>ackages load<text:span text:style-name="T67">ed</text:span> <text:span text:style-name="T67">previously are needed </text:span>to perform this test.</text:p>
      <text:p text:style-name="P59">In case you did not provide a port, you will be asked if this is OK.</text:p>
      <text:p text:style-name="P58"/>
      <text:p text:style-name="P36">Should postfix lookup the MX record of smtp.example.net.</text:p>
      <text:p text:style-name="P36">This not the standard. Answer <text:span text:style-name="T74">(N)</text:span>o will adhere to the standard.</text:p>
      <text:p text:style-name="P36">Enter Y[es] or n[o] : <text:span text:style-name="T42">n</text:span></text:p>
      <text:p text:style-name="P67"/>
      <text:p text:style-name="P85">The <text:span text:style-name="T38">recommended way is no. Normally your provider specifies the name to be looked up without using a</text:span><text:span text:style-name="T63">n</text:span><text:span text:style-name="T38"> MX record.</text:span></text:p>
      <text:p text:style-name="P15">Enter the username for access to <text:span text:style-name="T38">smtp</text:span>.<text:span text:style-name="T38">example</text:span>.n<text:span text:style-name="T38">et</text:span>, often an email address : <text:a xlink:type="simple" xlink:href="mailto:john.doe@example.net" text:style-name="Internet_20_link" text:visited-style-name="Visited_20_Internet_20_Link"><text:span text:style-name="T51">john.doe@example.net</text:span></text:a></text:p>
      <text:p text:style-name="P52">This most likely is your email address at your provider or something similar.</text:p>
      <text:p text:style-name="P31">Enter the password for access to smtp.example.net : <text:span text:style-name="T40">AbCdeFg12345</text:span></text:p>
      <text:p text:style-name="P52">This password the username and the relayhost are stored in the file /etc/postfix/sasl_passwd. The value of relayhost will also be a parameter in /etc/postfix/main.cf.</text:p>
      <text:p text:style-name="P10">Currently outgoing email will <text:span text:style-name="T3">not</text:span> be <text:span text:style-name="T71">tried to be </text:span>encrypted.</text:p>
      <text:p text:style-name="P27">Answer N(o) is the recommended answer.</text:p>
      <text:p text:style-name="P22">The alternatives are: <text:span text:style-name="T3">not</text:span> <text:span text:style-name="T74">encrypted </text:span>or <text:span text:style-name="T71">will be </text:span><text:span text:style-name="T5">tried</text:span> <text:span text:style-name="T74">to be encrypted.</text:span></text:p>
      <text:p text:style-name="P22">Answer N(o) will alter the setting. Answer Y(es) leaves the setting as it is.</text:p>
      <text:p text:style-name="P10">Enter Y[es] or n[o] : <text:span text:style-name="T41">n</text:span></text:p>
      <text:p text:style-name="P10"/>
      <text:p text:style-name="P51">It is recommended to encrypt outgoing messages, <text:span text:style-name="T68">but some may not have implemented this</text:span>. <text:span text:style-name="T68">In that case you allow that the connection is not encrypted. The case to enforce encryption has not been imple</text:span><text:span text:style-name="T71">me</text:span><text:span text:style-name="T68">nted.</text:span></text:p>
      <text:p text:style-name="P57">A few packages will be installed.</text:p>
      <text:p text:style-name="P53"/>
      <text:p text:style-name="P13"><text:soft-page-break/>Currently remote access to your incoming port 25 is not enabled.</text:p>
      <text:p text:style-name="P13">Do you want access enabled? This means that other parameters will be made consistent.</text:p>
      <text:p text:style-name="P13">Enter Y[es] or n[o] : <text:span text:style-name="T42">y</text:span></text:p>
      <text:p text:style-name="P13"/>
      <text:p text:style-name="P51">The obvious answer is yes.<text:span text:style-name="T63">.</text:span></text:p>
      <text:p text:style-name="P51"/>
      <text:p text:style-name="P13">Currently virus scanning with AMaVis is not enabled</text:p>
      <text:p text:style-name="P13">However it is recommended to use this when listening to remote servers.</text:p>
      <text:p text:style-name="P13">Do you want virus scanning by AMavis?</text:p>
      <text:p text:style-name="P13">Enter Y[es] or n[o] : <text:span text:style-name="T42">y</text:span></text:p>
      <text:p text:style-name="P13"/>
      <text:p text:style-name="P51">Answering <text:span text:style-name="T74">yes</text:span> means that the package amavisd-new and lot<text:span text:style-name="T74">s</text:span> of other packages will be installed.</text:p>
      <text:p text:style-name="P51"/>
      <text:p text:style-name="P13">Currently you allow incoming email on port 25, but it is not encrypted?</text:p>
      <text:p text:style-name="P13">Do you want encrypted access? Answer Y(es) is recommended.</text:p>
      <text:p text:style-name="P13">Enter Y[es] or n[o] : <text:span text:style-name="T42">y</text:span></text:p>
      <text:p text:style-name="P13"/>
      <text:p text:style-name="P61">The answer yes implies that you need a self-signed certificate, the details of which will be asked later on.</text:p>
      <text:p text:style-name="P61"/>
      <text:p text:style-name="P13">Currently you only allow encrypted incoming email on port 25.</text:p>
      <text:p text:style-name="P13">Do you also want authenticated access on port 587?</text:p>
      <text:p text:style-name="P13">Enter Y[es] or n[o] : <text:span text:style-name="T42">y</text:span></text:p>
      <text:p text:style-name="P13"/>
      <text:p text:style-name="P51">Yes means that you can submit messages from anywhere to your email server with <text:span text:style-name="T74">any </text:span>sender addresses, <text:span text:style-name="T74">but with preference</text:span> <text:span text:style-name="T9">some_name</text:span><text:a xlink:type="simple" xlink:href="mailto:local_user@example.com" text:style-name="Internet_20_link" text:visited-style-name="Visited_20_Internet_20_Link"><text:span text:style-name="T9">@example.com</text:span></text:a> to anywhere in the world, where <text:span text:style-name="T75">example.com</text:span> is your domain name. When DKIM support is enabled messages will be signed by DKIM, <text:span text:style-name="T74">but only when the sender address is the one with preference</text:span>.</text:p>
      <text:p text:style-name="P51"/>
      <text:p text:style-name="P13">Currently you have enabled basic spam prevention with type <text:span text:style-name="T3">off</text:span></text:p>
      <text:p text:style-name="P37">Possibilities are: none, medium, hard, and custom.</text:p>
      <text:p text:style-name="P13">Is the current one OK?</text:p>
      <text:p text:style-name="P13">Enter Y[es] or n[o] : <text:span text:style-name="T43">n</text:span></text:p>
      <text:p text:style-name="P13"/>
      <text:p text:style-name="P51">With <text:span text:style-name="T63">no</text:span> the next question will be:</text:p>
      <text:p text:style-name="P51"/>
      <text:p text:style-name="P30">Enter none, medium, hard, or custom : <text:span text:style-name="T42">hard</text:span></text:p>
      <text:p text:style-name="P30"/>
      <text:p text:style-name="P61">In fact your choice here is medium or hard. With hard there is the possibility to blacklist email from servers, IP addresses, that are known to send spam or which are entered by providers who do not want their customers to send non-authorized messages.</text:p>
      <text:p text:style-name="P61"/>
      <text:p text:style-name="P30">You did not specify any server with hosts to be blacklisted.</text:p>
      <text:p text:style-name="P30">Do you want anything in your list? Options will be given.</text:p>
      <text:p text:style-name="P30">Enter Y[es] or n[o] : <text:span text:style-name="T42">y</text:span></text:p>
      <text:p text:style-name="P30"/>
      <text:p text:style-name="P51">Yes is recommended.</text:p>
      <text:p text:style-name="P51"/>
      <text:p text:style-name="P30">Enter digit 1 or a combination of 2,3, and 4, which belong to the following options:</text:p>
      <text:p text:style-name="P30">1: nothing in the list of servers with blacklisted hosts</text:p>
      <text:p text:style-name="P30">2: server bl.spamcop.net</text:p>
      <text:p text:style-name="P30">3: server cbl.abuseat.org</text:p>
      <text:p text:style-name="P30">4: server zen.spamhaus.org</text:p>
      <text:p text:style-name="P90">4</text:p>
      <text:p text:style-name="P30"/>
      <text:p text:style-name="P61"><text:soft-page-break/>Rather arbitrary the answer is 4, but 1, or 234 or other combinations are also valid answers.</text:p>
      <text:p text:style-name="P61"/>
      <text:p text:style-name="P13">Trying to find host name and domain name...</text:p>
      <text:p text:style-name="P13">Enter the name of the system (should not contain a dot) : <text:span text:style-name="T42">rpi-host</text:span></text:p>
      <text:p text:style-name="P13"/>
      <text:p text:style-name="P51">This is the local name of the system, which <text:span text:style-name="T63">name </text:span>does not need to <text:span text:style-name="T39">be </text:span>exposed to the outside world. </text:p>
      <text:p text:style-name="P51"/>
      <text:p text:style-name="P30">Enter the domain name (should contain a dot): <text:span text:style-name="T42">example.com</text:span></text:p>
      <text:p text:style-name="P30">The domain name found with 'hostname -f', localhost, <text:s/>does not correspond</text:p>
      <text:p text:style-name="P30">with the one entered or in /etc/hosts. Assumed is: 'example.com' is the right one</text:p>
      <text:p text:style-name="P30">Checking for existing records in the DNS</text:p>
      <text:p text:style-name="P30">Records found in the DNS</text:p>
      <text:p text:style-name="P30">The system will reboot now to show the system name rpi-host.example.com and please run this script again</text:p>
      <text:p text:style-name="P35">localhost</text:p>
      <text:p text:style-name="P30"/>
      <text:p text:style-name="P63">As indicated the script checks whether the domain name example.com has the proper entries in the DNS.</text:p>
      <text:p text:style-name="P61">The value of the host name will be entered in /etc/hostname and an entry with rpi-host.example.com will be made in /etc/hosts. After a reboot the command ‘hostname -f’ will provide the fully qualified host name rpi-host.example.com.</text:p>
      <text:p text:style-name="P61"/>
      <text:p text:style-name="P61">You have to access the system again using <text:span text:style-name="T64">the following command </text:span><text:span text:style-name="T39">and execute the script </text:span><text:span text:style-name="T64">again</text:span>:</text:p>
      <text:p text:style-name="P61"/>
      <text:p text:style-name="P91">ssh root@&lt;IP_address&gt;</text:p>
      <text:p text:style-name="P16"/>
      <text:p text:style-name="P13"><text:span text:style-name="T42">/</text:span><text:span text:style-name="T45">usr/sbin</text:span><text:span text:style-name="T42">/yast2-mail.sh</text:span> </text:p>
      <text:p text:style-name="P13">=================================</text:p>
      <text:p text:style-name="P13">= We will continue with Postfix =</text:p>
      <text:p text:style-name="P13">=================================</text:p>
      <text:p text:style-name="P13">=================================</text:p>
      <text:p text:style-name="P13">= We will continue with Postfix =</text:p>
      <text:p text:style-name="P13">=================================</text:p>
      <text:p text:style-name="P13"/>
      <text:p text:style-name="P13">====================</text:p>
      <text:p text:style-name="P13">= General settings =</text:p>
      <text:p text:style-name="P13">====================</text:p>
      <text:p text:style-name="P13">Connection type for email server</text:p>
      <text:p text:style-name="P13">There are four options for this type</text:p>
      <text:p text:style-name="P13">Permanent, Dial-up, No connection or Do not start as Daemon</text:p>
      <text:p text:style-name="P13">Enter P, D, c or o : <text:span text:style-name="T42">p</text:span></text:p>
      <text:p text:style-name="P13"><text:span text:style-name="T42"/></text:p>
      <text:p text:style-name="P13">A null client is a machine that can only send mail. It receives no</text:p>
      <text:p text:style-name="P13">mail from the network, and it does not deliver any mail locally.</text:p>
      <text:p text:style-name="P13">It will send locally submitted messages onto the relayhost.</text:p>
      <text:p text:style-name="P13"/>
      <text:p text:style-name="P13">Currently the configuration selects a standard postfix.</text:p>
      <text:p text:style-name="P13">The alternative is a nullclient type postfix.</text:p>
      <text:p text:style-name="P13">Is this OK? Answer Y(es) to keep the standard postfix.</text:p>
      <text:p text:style-name="P13">Enter Y[es] or n[o] : <text:span text:style-name="T46">y</text:span></text:p>
      <text:p text:style-name="P13"><text:span text:style-name="T46"/></text:p>
      <text:p text:style-name="P13">Currently you want outgoing email to relayhost: <text:span text:style-name="T4">smtp</text:span><text:span text:style-name="T3">.</text:span><text:span text:style-name="T4">example</text:span><text:span text:style-name="T3">.n</text:span><text:span text:style-name="T4">et</text:span><text:span text:style-name="T3">:587</text:span></text:p>
      <text:p text:style-name="P13">Is this OK?</text:p>
      <text:p text:style-name="P13">Enter Y[es] or n[o] : <text:span text:style-name="T46">y</text:span></text:p>
      <text:p text:style-name="P13"><text:span text:style-name="T46"/></text:p>
      <text:p text:style-name="P13">Username and password may be in /etc/postfix/sasl_passwd and possibly are: <text:span text:style-name="T4">johndoe</text:span><text:span text:style-name="T3">@</text:span><text:span text:style-name="T4">example</text:span><text:span text:style-name="T3">.n</text:span><text:span text:style-name="T4">et</text:span><text:span text:style-name="T3"> : </text:span><text:span text:style-name="T6">AbCdeFg12345</text:span></text:p>
      <text:p text:style-name="P13"><text:soft-page-break/>Is this OK?</text:p>
      <text:p text:style-name="P13">Enter Y[es] or n[o] : <text:span text:style-name="T46">y</text:span></text:p>
      <text:p text:style-name="P13"><text:span text:style-name="T46"/></text:p>
      <text:p text:style-name="P13">Currently outgoing email <text:span text:style-name="T28">will</text:span><text:span text:style-name="T3"> </text:span><text:span text:style-name="T28">be</text:span><text:span text:style-name="T3"> tried</text:span> to be encrypted</text:p>
      <text:p text:style-name="P13">Answer Y(es) is the recommended answer.</text:p>
      <text:p text:style-name="P13">The alternatives are: not encrypted or will be tried to be.</text:p>
      <text:p text:style-name="P13">Answer N(o) will alter the setting. Answer Y(es) leaves the setting as it is.</text:p>
      <text:p text:style-name="P13">Enter Y[es] or n[o] : <text:span text:style-name="T54">y</text:span></text:p>
      <text:p text:style-name="P13"><text:span text:style-name="T54"/></text:p>
      <text:p text:style-name="P13">Currently remote access to your incoming port 25 is enabled.</text:p>
      <text:p text:style-name="P13">Is this OK?</text:p>
      <text:p text:style-name="P13">Enter Y[es] or n[o] : <text:span text:style-name="T46">y</text:span></text:p>
      <text:p text:style-name="P13"><text:span text:style-name="T46"/></text:p>
      <text:p text:style-name="P13">Currently virus scanning with AMaVis is enabled.</text:p>
      <text:p text:style-name="P13">Do you want virus scanning by AMavis?</text:p>
      <text:p text:style-name="P13">Enter Y[es] or n[o] : <text:span text:style-name="T46">y</text:span></text:p>
      <text:p text:style-name="P13"><text:span text:style-name="T46"/></text:p>
      <text:p text:style-name="P13">Currently you allow incoming email on port 25 with encryption.</text:p>
      <text:p text:style-name="P13">Y(es) is recommended, Otherwise encryption will be removed. When encryption is</text:p>
      <text:p text:style-name="P13">removed you will not be able to have authenticated access to port 587. Is encryption OK?</text:p>
      <text:p text:style-name="P13">Enter Y[es] or n[o] : <text:span text:style-name="T46">y</text:span></text:p>
      <text:p text:style-name="P13"><text:span text:style-name="T46"/></text:p>
      <text:p text:style-name="P13">Currently you allow encrypted incoming email on port 25 and authenticated access on port 587.</text:p>
      <text:p text:style-name="P13">Is this OK? Otherwise authenticated access on port 587 will be removed.</text:p>
      <text:p text:style-name="P13">Enter Y[es] or n[o] : <text:span text:style-name="T46">y</text:span></text:p>
      <text:p text:style-name="P13"><text:span text:style-name="T46"/></text:p>
      <text:p text:style-name="P13">Currently you have enabled basic spam prevention with type <text:span text:style-name="T3">hard</text:span></text:p>
      <text:p text:style-name="P39">Possibilities are: none, medium, hard, and custom.</text:p>
      <text:p text:style-name="P13">Is the current one OK?</text:p>
      <text:p text:style-name="P13">Enter Y[es] or n[o] : <text:span text:style-name="T46">y</text:span></text:p>
      <text:p text:style-name="P13"><text:span text:style-name="T46"/></text:p>
      <text:p text:style-name="P13">You have specified <text:span text:style-name="T65">to </text:span>blacklist hosts from the server(s): zen.spamhaus.org</text:p>
      <text:p text:style-name="P13">Is this OK?</text:p>
      <text:p text:style-name="P13">Enter Y[es] or n[o] : <text:span text:style-name="T46">y</text:span></text:p>
      <text:p text:style-name="P13"><text:span text:style-name="T46"/></text:p>
      <text:p text:style-name="P13">Trying to find host name and domain name…</text:p>
      <text:p text:style-name="P13"/>
      <text:p text:style-name="P13">Currently your hostname is: <text:span text:style-name="T3">rpi-</text:span><text:span text:style-name="T4">host</text:span></text:p>
      <text:p text:style-name="P13">Is this OK?</text:p>
      <text:p text:style-name="P13">Enter Y[es] or n[o] : <text:span text:style-name="T46">y</text:span></text:p>
      <text:p text:style-name="P13">The domain name to be used is <text:span text:style-name="T4">example.com</text:span></text:p>
      <text:p text:style-name="P13"/>
      <text:p text:style-name="P62">In the previous part all the previous settings were displayed and the choice was made to <text:span text:style-name="T65">keep it that way</text:span>. After this the following <text:span text:style-name="T74">appears and questions asked</text:span>:</text:p>
      <text:p text:style-name="P62"/>
      <text:p text:style-name="P33">====================================================</text:p>
      <text:p text:style-name="P33">= Here we continue after the reboot with host name =</text:p>
      <text:p text:style-name="P33">= and domain name embedded in the system. <text:s text:c="9"/>=</text:p>
      <text:p text:style-name="P33">= New questions will be asked. <text:s text:c="20"/>=</text:p>
      <text:p text:style-name="P33">===================================================<text:span text:style-name="T74">=</text:span></text:p>
      <text:p text:style-name="P33"/>
      <text:p text:style-name="P33">Currently you want to use cyrus for authentication</text:p>
      <text:p text:style-name="P32"><text:span text:style-name="T65">Is this OK</text:span>?</text:p>
      <text:p text:style-name="P32">Enter Y[es] or n[o] : <text:span text:style-name="T46">n</text:span></text:p>
      <text:p text:style-name="P32"/>
      <text:p text:style-name="P54"><text:span text:style-name="T65">No</text:span> means that dovecot will be used for authentication, which also means that the dovecot imap server will be implemented. This also means that email messages will be delivered in the Maildir <text:soft-page-break/>format (each message in a separate file in sub folders of the Maidir folder in the home folder of the user.</text:p>
      <text:p text:style-name="P54">In case cyrus will be used, the script will install what is necessary for cyrus, but now the dovecot package will be installed, but only the really necessary ones.</text:p>
      <text:p text:style-name="P54"/>
      <text:p text:style-name="P32">Information for generating a self-signed certificate for postfix</text:p>
      <text:p text:style-name="P32">Dovecot authentication also means a secured imap server by dovecot,</text:p>
      <text:p text:style-name="P32">which also needs a self-signed certificate</text:p>
      <text:p text:style-name="P32">Information to generate a self-signed certificate</text:p>
      <text:p text:style-name="P32"/>
      <text:p text:style-name="P54">The next output of the script is self explained, so it will not be interlaced with comment. </text:p>
      <text:p text:style-name="P32"/>
      <text:p text:style-name="P32">Enter the two letter code of your country : <text:span text:style-name="T49">aa</text:span></text:p>
      <text:p text:style-name="P32"><text:span text:style-name="T49"/></text:p>
      <text:p text:style-name="P16">Enter the name of your state/province : <text:span text:style-name="T42">Some-State</text:span></text:p>
      <text:p text:style-name="P16"><text:span text:style-name="T42"/></text:p>
      <text:p text:style-name="P16">Enter the name of your city/locality : <text:span text:style-name="T42">Some-</text:span><text:span text:style-name="T50">C</text:span><text:span text:style-name="T42">ity</text:span></text:p>
      <text:p text:style-name="P16"><text:span text:style-name="T42"/></text:p>
      <text:p text:style-name="P16">Enter the name of your organization : <text:span text:style-name="T42">ACME company</text:span></text:p>
      <text:p text:style-name="P16"><text:span text:style-name="T42"/></text:p>
      <text:p text:style-name="P16">Enter the name of your organizational unit : <text:span text:style-name="T42">Email </text:span><text:span text:style-name="T46">Department</text:span></text:p>
      <text:p text:style-name="P16"><text:span text:style-name="T46"/></text:p>
      <text:p text:style-name="P16">Your common name for the Certificate Authority is : Certificate Authority</text:p>
      <text:p text:style-name="P18"><text:span text:style-name="T65">Is this OK</text:span>?</text:p>
      <text:p text:style-name="P18"><text:span text:style-name="T70">Enter Y[es] or n[o] : </text:span><text:span text:style-name="T49">y</text:span></text:p>
      <text:p text:style-name="P18"><text:span text:style-name="T49"/></text:p>
      <text:p text:style-name="P17">Your recommended common name for the certificate for postfix is : smtp.<text:span text:style-name="T68">example.com</text:span></text:p>
      <text:p text:style-name="P17">Should be the name in the MX record for the domain.</text:p>
      <text:p text:style-name="P17">Is this OK?</text:p>
      <text:p text:style-name="P17">Enter Y[es] or n[o] : <text:span text:style-name="T46">y</text:span></text:p>
      <text:p text:style-name="P17"><text:span text:style-name="T46"/></text:p>
      <text:p text:style-name="P16">Enter the organizational name for this certificate,</text:p>
      <text:p text:style-name="P16">something like IMAP-server or Email Department : <text:span text:style-name="T42">Email Department</text:span></text:p>
      <text:p text:style-name="P16"><text:span text:style-name="T42"/></text:p>
      <text:p text:style-name="P101">Your recommended common name for the certificate for dovecot is : imap.<text:span text:style-name="T68">example.com</text:span></text:p>
      <text:p text:style-name="P101">Is this OK?</text:p>
      <text:p text:style-name="P16"><text:span text:style-name="T69">Enter Y[es] or n[o] : </text:span><text:span text:style-name="T49">y</text:span></text:p>
      <text:p text:style-name="P16"><text:span text:style-name="T49"/></text:p>
      <text:p text:style-name="P16">The recommended email address of the Certificate Authority is : <text:span text:style-name="T42">ca@example.com</text:span></text:p>
      <text:p text:style-name="P16">Is this OK?</text:p>
      <text:p text:style-name="P16">Enter Y[es] or n[o] :<text:span text:style-name="T69"> </text:span><text:span text:style-name="T49">y</text:span></text:p>
      <text:p text:style-name="P16"><text:span text:style-name="T49"/></text:p>
      <text:p text:style-name="P16">The recommended email address in the postfix certificate is : <text:span text:style-name="T42">postmaster@example.com</text:span></text:p>
      <text:p text:style-name="P17">Is this OK?</text:p>
      <text:p text:style-name="P17">Enter Y[es] or n[o] :<text:span text:style-name="T69"> </text:span><text:span text:style-name="T49">y</text:span></text:p>
      <text:p text:style-name="P17"><text:span text:style-name="T49"/></text:p>
      <text:p text:style-name="P17">Currently the domains this server considers or should consider local domains are:</text:p>
      <text:p text:style-name="P38">rpi-host.example.com, example.com, localhost.example.com , smtp.example.com and localhost</text:p>
      <text:p text:style-name="P16"/>
      <text:p text:style-name="P54">The next question is there because the original file /etc/sysconfig/postfix has an item to add additional domains which are considered local. This means that when you have MX records of another domain pointing to this server (smtp.example.com), these message are accepted and processed accordingly. <text:span text:style-name="T65">The user part of such a destination address must be a local user or an entry in </text:span><text:soft-page-break/><text:span text:style-name="T65">the </text:span><text:span text:style-name="T13">/etc/aliases</text:span><text:span text:style-name="T65"> file in the current setup. Sending messages with a from address with this domain name via this postfix server will not be signed with the DKIM signature. See the chapter Manual enhancing the configuration of DKIM.</text:span></text:p>
      <text:p text:style-name="P54"/>
      <text:p text:style-name="P32">Do you want (more) additional domains?</text:p>
      <text:p text:style-name="P32">Enter Y[es] or n[o] : <text:span text:style-name="T40">n</text:span></text:p>
      <text:p text:style-name="P32"><text:span text:style-name="T40"/></text:p>
      <text:p text:style-name="P32">Currently you do NOT want to check incoming connections on port 25 on SPF information</text:p>
      <text:p text:style-name="P32"><text:span text:style-name="T65">Is</text:span> this <text:span text:style-name="T65">OK</text:span>?</text:p>
      <text:p text:style-name="P32">Enter Y[es] or n[o] : <text:span text:style-name="T46">n</text:span></text:p>
      <text:p text:style-name="P13"/>
      <text:p text:style-name="P54">Answering <text:span text:style-name="T65">no</text:span> means that package postfix-policyd-spf-perl from a repository other than the standard repository needs to be installed. It is need<text:span text:style-name="T65">ed</text:span> to trust this repository. After installation the repository will be disabled because it will otherwise interfere when you want to update the system with “zypper <text:span text:style-name="T68">(d)</text:span>up”.</text:p>
      <text:p text:style-name="P54"/>
      <text:h text:style-name="P86" text:outline-level="3">DKIM support by AMaVIS</text:h>
      <text:p text:style-name="P54"/>
      <text:p text:style-name="P32">Currently DKIM support has not been enabled</text:p>
      <text:p text:style-name="P32">Do you want to enable <text:span text:style-name="T68">any </text:span>DKIM support</text:p>
      <text:p text:style-name="P32">Enter Y[es] or n[o] : <text:span text:style-name="T42">y</text:span></text:p>
      <text:p text:style-name="P32">Enter A (DKIM support from Amavis) or O (DKIM support from openDKIM): <text:span text:style-name="T49">a</text:span></text:p>
      <text:p text:style-name="P32"/>
      <text:p text:style-name="P62"><text:span text:style-name="T68">This</text:span> enables DKIM support which is build-in in A<text:span text:style-name="T71">M</text:span>aVis.</text:p>
      <text:p text:style-name="P62">The alternative is DKIM support by the package opendkim. <text:span text:style-name="T57">See section </text:span><text:span text:style-name="T59">DKIM support by opendkim</text:span><text:span text:style-name="T61">.</text:span></text:p>
      <text:p text:style-name="P64"><text:span text:style-name="T61">N</text:span><text:span text:style-name="T60">ote that you did not see a message about generating the DKIM private key and TXT record. This </text:span><text:span text:style-name="T62">is due to the fact that </text:span><text:span text:style-name="T60">the files with this data w</text:span><text:span text:style-name="T62">ere</text:span><text:span text:style-name="T60"> already present.</text:span></text:p>
      <text:p text:style-name="P60"/>
      <text:p text:style-name="P19">Currently you do NOT want to check incoming email on port 25 on DMARC information</text:p>
      <text:p text:style-name="P19"><text:span text:style-name="T65">Is</text:span> this <text:span text:style-name="T65">OK</text:span>?</text:p>
      <text:p text:style-name="P19">Enter Y[es] or n[o] : <text:span text:style-name="T46">n</text:span></text:p>
      <text:p text:style-name="P19"/>
      <text:p text:style-name="P54">The answer <text:span text:style-name="T65">no</text:span> means that packet opendmarc will be installed, again from <text:span text:style-name="T65">an</text:span>other repositor<text:span text:style-name="T65">y</text:span> than the standard repositories of openSUSE. Th<text:span text:style-name="T65">i</text:span>s repositor<text:span text:style-name="T65">y</text:span> <text:span text:style-name="T65">is</text:span> also disabled. The last output of the script is:</text:p>
      <text:p text:style-name="P54"/>
      <text:p text:style-name="P32">==========================</text:p>
      <text:p text:style-name="P32">Configurating firewalld...</text:p>
      <text:p text:style-name="P32">==========================</text:p>
      <text:p text:style-name="P32">success</text:p>
      <text:p text:style-name="P32">success</text:p>
      <text:p text:style-name="P32">success</text:p>
      <text:p text:style-name="P32">success</text:p>
      <text:p text:style-name="P32">success</text:p>
      <text:p text:style-name="P32">success</text:p>
      <text:p text:style-name="P32">success</text:p>
      <text:p text:style-name="P32">success</text:p>
      <text:p text:style-name="P32">success</text:p>
      <text:p text:style-name="P54"/>
      <text:p text:style-name="P54">The output success is from the different commands to open the ports 25, 587 an<text:span text:style-name="T65">d</text:span> 993 <text:span text:style-name="T65">in firewalld</text:span>.</text:p>
      <text:p text:style-name="P54"/>
      <text:p text:style-name="P55"><text:soft-page-break/>To really configure postfix and other services the program <text:span text:style-name="T9">/</text:span><text:span text:style-name="T12">usr/</text:span><text:span text:style-name="T9">sbin/config.postfix</text:span> needs to be executed. It is a bash script with calls to perl scripts. The input are the files /etc/sysconfig/postfix, /<text:span text:style-name="T65">etc/sysconfig/mail</text:span> and /etc/sysconfig/amavis.</text:p>
      <text:p text:style-name="P54"/>
      <text:p text:style-name="P102">/sbin/config.postfix</text:p>
      <text:p text:style-name="P16">Reading /etc/sysconfig and updating the system...</text:p>
      <text:p text:style-name="P16">Created symlink /etc/systemd/system/timers.target.wants/freshclam.timer -&gt; /usr/lib/systemd/system/freshclam.timer.</text:p>
      <text:p text:style-name="P16">Created symlink /etc/systemd/system/multi-user.target.wants/clamd.service -&gt; /usr/lib/systemd/system/clamd.service.</text:p>
      <text:p text:style-name="P16">Created symlink /etc/systemd/system/multi-user.target.wants/amavis.service -&gt; /usr/lib/systemd/system/amavis.service.</text:p>
      <text:p text:style-name="P16">deprecated method; prefer $rr-&gt;rdstring() at /usr/bin/sa-update line 1460.</text:p>
      <text:p text:style-name="P16">creating CA request/certificate...</text:p>
      <text:p text:style-name="P16">creating certificate request for postfix...</text:p>
      <text:p text:style-name="P16">signing server certificate for postfix...</text:p>
      <text:p text:style-name="P16">creating certificate request for dovecot...</text:p>
      <text:p text:style-name="P16">signing server certificate for dovecot...</text:p>
      <text:p text:style-name="P16">Setting up postfix local as MDA...</text:p>
      <text:p text:style-name="P16">Setting up hard SPAM protection...</text:p>
      <text:p text:style-name="P16">Created symlink /etc/systemd/system/multi-user.target.wants/dovecot.service -&gt; /usr/lib/systemd/system/dovecot.service.</text:p>
      <text:p text:style-name="P16">rebuilding /etc/postfix/sasl_passwd.lmdb</text:p>
      <text:p text:style-name="P16"/>
      <text:p text:style-name="P64">Sometimes a service does not start properly. This is due to timing issues between these services. A (re)start of the service will fix the issue.</text:p>
      <text:p text:style-name="P16"/>
      <text:h text:style-name="P86" text:outline-level="3">DKIM support by opendkim</text:h>
      <text:p text:style-name="P99">/<text:span text:style-name="T65">usr/sbin/yast2-mail.sh</text:span></text:p>
      <text:p text:style-name="P100">This <text:span text:style-name="T68">is </text:span>a rerun of this script in which nothing has been changed until...</text:p>
      <text:p text:style-name="P16">Currently DKIM support has been enabled</text:p>
      <text:p text:style-name="P16">Is this OK? Otherwise it will be disabled.</text:p>
      <text:p text:style-name="P16">Enter Y[es] or n[o] : <text:span text:style-name="T54">y</text:span></text:p>
      <text:p text:style-name="P16">Currently DKIM support is done using DKIM <text:span text:style-name="T65">in AMaVis</text:span>?</text:p>
      <text:p text:style-name="P16">Do you want to change that into DKIM support by <text:span text:style-name="T65">openDKIM</text:span>?</text:p>
      <text:p text:style-name="P16">Enter Y[es] or n[o] : <text:span text:style-name="T53">y</text:span></text:p>
      <text:p text:style-name="P16"/>
      <text:p text:style-name="P56">After this you will see the installation of the package opendkim from the standard repositories of openSUSE.</text:p>
      <text:p text:style-name="P16"/>
      <text:p text:style-name="P16">Currently you want to check incoming email on port 25 on DMARC information</text:p>
      <text:p text:style-name="P16"><text:span text:style-name="T65">Is</text:span> this <text:span text:style-name="T65">OK</text:span>?</text:p>
      <text:p text:style-name="P16">Enter Y[es] or n[o] : <text:span text:style-name="T54">y</text:span></text:p>
      <text:p text:style-name="P16">==========================</text:p>
      <text:p text:style-name="P16">Configurating firewalld...</text:p>
      <text:p text:style-name="P16">==========================</text:p>
      <text:p text:style-name="P16">success</text:p>
      <text:p text:style-name="P16"/>
      <text:p text:style-name="P64">After this you run:</text:p>
      <text:p text:style-name="P62"/>
      <text:p text:style-name="P92">/usr/sbin/config.postfix</text:p>
      <text:p text:style-name="P16">Reading /etc/sysconfig and updating the system...</text:p>
      <text:p text:style-name="P16">Created symlink /etc/systemd/system/multi-user.target.wants/opendkim.service -&gt; /usr/lib/systemd/system/opendkim.service.</text:p>
      <text:p text:style-name="P16">Setting up postfix local as MDA...</text:p>
      <text:p text:style-name="P16"><text:soft-page-break/>Setting up hard SPAM protection...</text:p>
      <text:p text:style-name="Standard"/>
      <text:h text:style-name="P93" text:outline-level="3">Testing DKIM signing</text:h>
      <text:p text:style-name="P96">You can test if DKIM signing works by creating the following script (obviously you need to replace some of these items by your data):</text:p>
      <text:p text:style-name="P10">#!/usr/bash</text:p>
      <text:p text:style-name="P23">domain="example.com"</text:p>
      <text:p text:style-name="P10">authbase64=$(echo -en "\0<text:span text:style-name="T65">john</text:span>\0password" | base64)</text:p>
      <text:p text:style-name="P10">date=$(date --date=now "+%a, %d %b %Y %H:%M:%S %z")</text:p>
      <text:p text:style-name="P10">openssl s_client -<text:span text:style-name="T73">crlf </text:span>-connect localhost:587 -starttls smtp -quiet &lt;&lt;EOF</text:p>
      <text:p text:style-name="P10">EHLO smtp.$domain</text:p>
      <text:p text:style-name="P10">AUTH PLAIN $authbase64</text:p>
      <text:p text:style-name="P10">mail from:&lt;root@$domain&gt;</text:p>
      <text:p text:style-name="P10">rcpt to:&lt;root@localhost.$domain&gt;</text:p>
      <text:p text:style-name="P10">data</text:p>
      <text:p text:style-name="P10">Date: $datum</text:p>
      <text:p text:style-name="P10">From: root@$domain</text:p>
      <text:p text:style-name="P10">To: root@localhost.$domain</text:p>
      <text:p text:style-name="P10">Subject: test DKIM</text:p>
      <text:p text:style-name="P10">MIME-Version: 1.0</text:p>
      <text:p text:style-name="P10">Content-Type: text/plain; charset=us-ascii</text:p>
      <text:p text:style-name="P10">Content-Transfer-Encoding: 7bit</text:p>
      <text:p text:style-name="P10"/>
      <text:p text:style-name="P10">Test DKIM</text:p>
      <text:p text:style-name="P10">.</text:p>
      <text:p text:style-name="P10">QUIT</text:p>
      <text:p text:style-name="P10">EOF</text:p>
      <text:p text:style-name="Standard"/>
      <text:p text:style-name="P95">You can also enter these lines manually where you substitute the above parameters yourself. </text:p>
      <text:p text:style-name="P96">The result should be either in /var/spool/mail/john or in /home/john/Maildir/new/* and should contain an entry starting with:</text:p>
      <text:p text:style-name="P24">DKIM-Signature: v=1; a=rsa-sha256; c=relaxed/simple; d=example.com;</text:p>
      <text:p text:style-name="P95">and a few lines below:</text:p>
      <text:p text:style-name="P95"/>
      <text:p text:style-name="P34">:received:received; s=dkim...;</text:p>
      <text:p text:style-name="P34"/>
      <text:p text:style-name="Standard"/>
      <text:h text:style-name="P113" text:outline-level="2">SPF TXT record explained</text:h>
      <text:p text:style-name="P44"/>
      <text:p text:style-name="P74">The script does <text:span text:style-name="T3">not</text:span> check on the presence of a SPF TXT record in the DNS of your domain.</text:p>
      <text:p text:style-name="P74"/>
      <text:p text:style-name="P78">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43">@ IN TXT "v=spf1 mx a ip4:192.0.7.25 ip6:2001:1234:4567::32 a:example.com ~all"</text:p>
      <text:list text:style-name="L1">
        <text:list-item>
          <text:p text:style-name="P117">@ means it is a record in your top domain: example.com </text:p>
        </text:list-item>
        <text:list-item>
          <text:p text:style-name="P117"><text:soft-page-break/>v=spf1 indicates the TXT record is a SPF record </text:p>
        </text:list-item>
        <text:list-item>
          <text:p text:style-name="P117">mx means that the IP address associated with your MX server is allowed to send email with your domain addresses </text:p>
        </text:list-item>
        <text:list-item>
          <text:p text:style-name="P117">a means that IP-addresses in your A and AAAA record are allowed to send email with your email addresses </text:p>
        </text:list-item>
        <text:list-item>
          <text:p text:style-name="P117">ip4:192.0.7.25 means that a system with this IP address is allowed ... </text:p>
        </text:list-item>
        <text:list-item>
          <text:p text:style-name="P117">ipv6:2001:1234:4567::32 means that this IPv6 address is allowed ... </text:p>
        </text:list-item>
        <text:list-item>
          <text:p text:style-name="P117">a:example.com means that IP-addresses mentioned in A and AAAA records of example.com are allowed ... </text:p>
        </text:list-item>
        <text:list-item>
          <text:p text:style-name="P116">~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43">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21">opendkim</text:span>, which is meant for large servers, <text:span text:style-name="T65">which is also supported in this 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75">The private key used for the signature is in the folder <text:span text:style-name="T9">/</text:span><text:span text:style-name="T14">var/db</text:span><text:span text:style-name="T9">/</text:span><text:span text:style-name="T13">dkim</text:span><text:span text:style-name="T9">/</text:span> and so is the public key to be entered in the DNS.</text:p>
      <text:h text:style-name="Heading_20_3" text:outline-level="3"><text:bookmark text:name="Maintenance_of_DKIM_keys"/>Maintenance of DKIM keys</text:h>
      <text:p text:style-name="P98">It is good practice to renew DKIM keys occasionally. <text:span text:style-name="T27">Depends on how many times you did send a signed message. </text:span>The best way is to use a new signing key like the one in the <text:span text:style-name="T27">above mentioned folder</text:span>. The name can be any name that can be used in the DNS. After having implemented a new signing key <text:span text:style-name="T27">(see below) </text:span>the previous one can be removed from the DNS after the ttl time (10 days in the example). </text:p>
      <text:p text:style-name="P76">To generate a new key the following script can be used:</text:p>
      <text:h text:style-name="P94" text:outline-level="4"><text:soft-page-break/>for DKIM support in AmaVis</text:h>
      <text:p text:style-name="P95">The script is:</text:p>
      <text:p text:style-name="P95"/>
      <text:p text:style-name="P10">#!/bin/bash</text:p>
      <text:p text:style-name="P10">date=$(date --date<text:span text:style-name="T36">=</text:span>now +%Y%m%d)</text:p>
      <text:p text:style-name="P10">amavisd -c /etc/amavisd.conf genrsa /etc/<text:span text:style-name="T65">dkim</text:span>/<text:span text:style-name="T65">example</text:span>.com.dkim${date}.pem 2048</text:p>
      <text:p text:style-name="Standard"/>
      <text:p text:style-name="Standard">After this you need to change the reference to the original <text:span text:style-name="T27">file in a reference to this new file at the end of </text:span><text:span text:style-name="T8">/etc/amavis.conf </text:span><text:span text:style-name="T27">. <text:s/>After that you have to generate the public key:</text:span></text:p>
      <text:p text:style-name="Standard"/>
      <text:p text:style-name="P44">amavisd -c /etc/amavisd.conf showkeys &gt; /etc/d<text:span text:style-name="T65">kim</text:span>/<text:span text:style-name="T27">domain.com</text:span>.dkim${date}.txtrecord</text:p>
      <text:p text:style-name="P44"/>
      <text:h text:style-name="P94" text:outline-level="4">for DKIM support in opendkim</text:h>
      <text:p text:style-name="P96">The script is:</text:p>
      <text:p text:style-name="P10">#!/bin/bash</text:p>
      <text:p text:style-name="P23">cd /etc/dkim</text:p>
      <text:p text:style-name="P10">date=$(date --date<text:span text:style-name="T36">=</text:span>now +%Y%m%d)</text:p>
      <text:p text:style-name="P10">opendkim-genkey -b 2048 -h sha256 -s dkim$date -d <text:span text:style-name="T65">example.com</text:span></text:p>
      <text:p text:style-name="P23">chmod 640 dkim$date.private</text:p>
      <text:p text:style-name="P23">mv dkim$date.private example.com.dkim$date.pem</text:p>
      <text:p text:style-name="P23">mv dkim$date.txt example.com.dkim$date.txtrecord</text:p>
      <text:p text:style-name="Standard"/>
      <text:p text:style-name="P95">In /etc/opendkim/opendkim.conf you have to change the filename in the line starting with: KeyFile</text:p>
      <text:p text:style-name="Standard"/>
      <text:h text:style-name="P94" text:outline-level="4">for both</text:h>
      <text:p text:style-name="P98"><text:span text:style-name="T27">Use th</text:span><text:span text:style-name="T65">e file .txtrecord</text:span><text:span text:style-name="T27"> to add the new TXT record in the DNS. </text:span><text:span text:style-name="T65">You should leave the previous one, at least foor 10 days in the DNS. This allows for delays of 10 days in delivery of your message on the receiving server.</text:span></text:p>
      <text:h text:style-name="P114"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27">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77"><text:soft-page-break/>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2">
        <text:list-item>
          <text:p text:style-name="P119">v=DMARC1 indicates together with the name of the record _dmarc that the TXT record is a DMARC record </text:p>
        </text:list-item>
        <text:list-item>
          <text:p text:style-name="P119">p=none indicates the policy for the domain </text:p>
        </text:list-item>
        <text:list-item>
          <text:p text:style-name="P119">sp=none indicates the policy for subdomains, when these subdomains do not have a DMARC TXT record </text:p>
        </text:list-item>
        <text:list-item>
          <text:p text:style-name="P119">adkim=s indicated the strength with which the receiving server should test the alignment between the domain name in the FROM address and the DKIM key inserted in the message </text:p>
        </text:list-item>
        <text:list-item>
          <text:p text:style-name="P119">aspf=s indicates the strength of with which the receiving server should test the alignment between the sending IP address and the allowed IP addresses in the SPF record </text:p>
        </text:list-item>
        <text:list-item>
          <text:p text:style-name="P119">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119">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118">fo=1 indicates that reports about not accepted messages should be send (see rfc7489 section 6.3 for addit<text:span text:style-name="T36">i</text:span>onal values)</text:p>
        </text:list-item>
      </text:list>
      <text:p text:style-name="Text_20_body">The possible policies are <text:span text:style-name="T21">none</text:span>, <text:span text:style-name="T21">quarantine</text:span> and <text:span text:style-name="T21">reject</text:span>. One should start with <text:span text:style-name="T2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21">aspf</text:span> and <text:span text:style-name="T21">adkim</text:span> can be <text:span text:style-name="T21">s</text:span> for strict and <text:span text:style-name="T21">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Heading_20_2" text:outline-level="2">Script to test the generation of a DKIM element in the header</text:h>
      <text:p text:style-name="P81">The file <text:span text:style-name="T7">testdkim.sh</text:span><text:span text:style-name="T24">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24"> of that user you will find the message and you can inspect it for the presence of the DKIM item in the header.</text:span></text:p>
      <text:h text:style-name="P112" text:outline-level="2">Manual enhancing the configuration of DKIM</text:h>
      <text:p text:style-name="P96">The writing of this chapter is pending and you are invited to coope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1-29T17:49:51.684462583</dc:date>
    <meta:editing-duration>P4DT4H1M2S</meta:editing-duration>
    <meta:editing-cycles>26</meta:editing-cycles>
    <meta:generator>LibreOffice/7.6.4.1$Linux_X86_64 LibreOffice_project/60$Build-1</meta:generator>
    <meta:print-date>2023-09-12T15:45:45.196678155</meta:print-date>
    <meta:printed-by>PDF-bestanden</meta:printed-by>
    <meta:document-statistic meta:table-count="0" meta:image-count="0" meta:object-count="0" meta:page-count="16" meta:paragraph-count="462" meta:word-count="5678" meta:character-count="34832" meta:non-whitespace-character-count="29561"/>
  </office:meta>
</office:document-meta>
</file>